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9602in"/>
    </style:style>
    <style:style style:name="co11" style:family="table-column">
      <style:table-column-properties fo:break-before="auto" style:column-width="0.4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1in" fo:break-before="auto" style:use-optimal-row-height="false"/>
    </style:style>
    <style:style style:name="ro4" style:family="table-row">
      <style:table-row-properties style:row-height="0.2138in" fo:break-before="auto" style:use-optimal-row-height="false"/>
    </style:style>
    <style:style style:name="ro5" style:family="table-row">
      <style:table-row-properties style:row-height="0.2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9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2" style:family="table-cell" style:parent-style-name="Default" style:data-style-name="N123"/>
    <style:style style:name="ce53" style:family="table-cell" style:parent-style-name="Default" style:data-style-name="N2"/>
    <style:style style:name="ce5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g Nr.</text:p>
          </table:table-cell>
          <table:table-cell office:value-type="string" calcext:value-type="string">
            <text:p>Address</text:p>
          </table:table-cell>
          <table:table-cell table:style-name="ce2" office:value-type="string" calcext:value-type="string">
            <text:p>Command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6" table:number-columns-spanned="1" table:number-rows-spanned="3"/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29"/>
          <table:table-cell table:style-name="ce11" office:value-type="string" calcext:value-type="string" table:number-columns-spanned="2" table:number-rows-spanned="1">
            <text:p>Gain2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clear</text:p>
          </table:table-cell>
          <table:table-cell table:style-name="ce29" office:value-type="string" calcext:value-type="string" table:number-columns-spanned="1" table:number-rows-spanned="3">
            <text:p>P enable</text:p>
          </table:table-cell>
          <table:table-cell table:style-name="ce26" office:value-type="string" calcext:value-type="string">
            <text:p>enable = </text:p>
          </table:table-cell>
          <table:table-cell table:style-name="ce49" office:value-type="string" calcext:value-type="string">
            <text:p>enables Variable power supply</text:p>
          </table:table-cell>
          <table:table-cell table:number-columns-repeated="3"/>
        </table:table-row>
        <table:table-row table:style-name="ro2">
          <table:table-cell table:number-columns-repeated="5"/>
          <table:covered-table-cell table:style-name="ce18"/>
          <table:table-cell table:style-name="ce34"/>
          <table:table-cell table:style-name="ce17" office:value-type="string" calcext:value-type="string">
            <text:p>en</text:p>
          </table:table-cell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 table:style-name="ce26" office:value-type="string" calcext:value-type="string">
            <text:p>clear = </text:p>
          </table:table-cell>
          <table:table-cell table:style-name="ce51" office:value-type="string" calcext:value-type="string" table:number-columns-spanned="1" table:number-rows-spanned="3">
            <text:p>clears status register and all result registers</text:p>
          </table:table-cell>
          <table:table-cell table:number-columns-repeated="3"/>
        </table:table-row>
        <table:table-row table:style-name="ro3">
          <table:table-cell table:number-columns-repeated="5"/>
          <table:covered-table-cell table:style-name="ce18"/>
          <table:table-cell table:style-name="ce13" office:value-type="string" calcext:value-type="string">
            <text:p>SW</text:p>
          </table:table-cell>
          <table:table-cell table:style-name="ce40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style-name="ce49"/>
          <table:covered-table-cell table:style-name="ce49"/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5]*4;2 )" office:value-type="string" office:string-value="00" calcext:value-type="string">
            <text:p>00</text:p>
          </table:table-cell>
          <table:table-cell table:number-columns-repeated="3"/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49"/>
          <table:covered-table-cell table:style-name="ce49"/>
          <table:table-cell table:number-columns-repeated="3"/>
        </table:table-row>
        <table:table-row table:style-name="ro2">
          <table:table-cell table:number-columns-repeated="21"/>
        </table:table-row>
        <table:table-row table:style-name="ro4">
          <table:table-cell table:number-columns-repeated="2"/>
          <table:table-cell table:style-name="ce2" office:value-type="string" calcext:value-type="string">
            <text:p>Status</text:p>
          </table:table-cell>
          <table:table-cell table:number-columns-repeated="18"/>
        </table:table-row>
        <table:table-row table:style-name="ro5">
          <table:table-cell table:number-columns-repeated="2"/>
          <table:table-cell table:style-name="ce3"/>
          <table:table-cell table:style-name="ce18"/>
          <table:table-cell/>
          <table:table-cell table:style-name="ce29" office:value-type="string" calcext:value-type="string" table:number-columns-spanned="1" table:number-rows-spanned="3">
            <text:p>Overflow</text:p>
          </table:table-cell>
          <table:table-cell table:style-name="ce11" office:value-type="string" calcext:value-type="string" table:number-columns-spanned="2" table:number-rows-spanned="1">
            <text:p>Trigger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2</text:p>
          </table:table-cell>
          <table:covered-table-cell table:style-name="ce19"/>
          <table:table-cell table:style-name="ce11" office:value-type="string" calcext:value-type="string" table:number-columns-spanned="2" table:number-rows-spanned="1">
            <text:p>Gain1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Gain0</text:p>
          </table:table-cell>
          <table:covered-table-cell table:style-name="ce22"/>
          <table:table-cell table:style-name="ce24" office:value-type="string" calcext:value-type="string" table:number-columns-spanned="1" table:number-rows-spanned="3">
            <text:p>busy</text:p>
          </table:table-cell>
          <table:table-cell table:style-name="ce29" office:value-type="string" calcext:value-type="string" table:number-columns-spanned="1" table:number-rows-spanned="3">
            <text:p>P good</text:p>
          </table:table-cell>
          <table:table-cell table:style-name="ce26" office:value-type="string" calcext:value-type="string">
            <text:p>overflow = </text:p>
          </table:table-cell>
          <table:table-cell table:style-name="ce51" office:value-type="string" calcext:value-type="string" table:number-columns-spanned="1" table:number-rows-spanned="2">
            <text:p>sample counter overflow</text:p>
          </table:table-cell>
          <table:table-cell table:style-name="ce28" office:value-type="string" calcext:value-type="string">
            <text:p>Power Good</text:p>
          </table:table-cell>
          <table:table-cell office:value-type="float" office:value="1" calcext:value-type="float">
            <text:p>1</text:p>
          </table:table-cell>
          <table:table-cell table:style-name="ce1" table:formula="of:=DEC2HEX([.T8];4 )" office:value-type="string" office:string-value="0001" calcext:value-type="string">
            <text:p>0001</text:p>
          </table:table-cell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  <table:covered-table-cell table:style-name="ce30"/>
          <table:table-cell table:style-name="ce15" office:value-type="string" calcext:value-type="string" table:number-columns-spanned="2" table:number-rows-spanned="1">
            <text:p>Fired</text:p>
          </table:table-cell>
          <table:covered-table-cell/>
          <table:table-cell table:style-name="ce34" office:value-type="string" calcext:value-type="string" table:number-columns-spanned="2" table:number-rows-spanned="1">
            <text:p>Var</text:p>
          </table:table-cell>
          <table:covered-table-cell/>
          <table:table-cell table:style-name="ce34" office:value-type="string" calcext:value-type="string" table:number-columns-spanned="2" table:number-rows-spanned="1">
            <text:p>5V</text:p>
          </table:table-cell>
          <table:covered-table-cell/>
          <table:table-cell table:style-name="ce21" office:value-type="string" calcext:value-type="string" table:number-columns-spanned="2" table:number-rows-spanned="1">
            <text:p>3V3</text:p>
          </table:table-cell>
          <table:covered-table-cell table:style-name="ce30"/>
          <table:covered-table-cell table:style-name="ce25"/>
          <table:covered-table-cell table:style-name="ce40"/>
          <table:table-cell/>
          <table:covered-table-cell/>
          <table:table-cell table:style-name="ce28" office:value-type="string" calcext:value-type="string">
            <text:p>busy</text:p>
          </table:table-cell>
          <table:table-cell office:value-type="float" office:value="2" calcext:value-type="float">
            <text:p>2</text:p>
          </table:table-cell>
          <table:table-cell table:style-name="ce1" table:formula="of:=DEC2HEX([.T9];4 )" office:value-type="string" office:string-value="0002" calcext:value-type="string">
            <text:p>0002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style-name="ce4"/>
          <table:covered-table-cell table:style-name="ce9" office:value-type="string" calcext:value-type="string">
            <text:p>HW</text:p>
          </table:covered-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HW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style-name="ce25"/>
          <table:covered-table-cell table:style-name="ce40"/>
          <table:table-cell table:number-columns-repeated="2"/>
          <table:table-cell table:style-name="ce28" office:value-type="string" calcext:value-type="string">
            <text:p>3V3 Gain 0</text:p>
          </table:table-cell>
          <table:table-cell office:value-type="float" office:value="4" calcext:value-type="float">
            <text:p>4</text:p>
          </table:table-cell>
          <table:table-cell table:style-name="ce1" table:formula="of:=DEC2HEX([.T10];4 )" office:value-type="string" office:string-value="0004" calcext:value-type="string">
            <text:p>0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11]*4;2 )" office:value-type="string" office:string-value="04" calcext:value-type="string">
            <text:p>04</text:p>
          </table:table-cell>
          <table:table-cell table:style-name="ce4" table:number-columns-repeated="3"/>
          <table:table-cell table:style-name="ce10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string" calcext:value-type="string">
            <text:p>HW overflow = </text:p>
          </table:table-cell>
          <table:table-cell table:style-name="ce51" office:value-type="string" calcext:value-type="string" table:number-columns-spanned="1" table:number-rows-spanned="3">
            <text:p>HW Trigger sample counter overflow</text:p>
          </table:table-cell>
          <table:table-cell table:style-name="ce28" office:value-type="string" calcext:value-type="string">
            <text:p>3V3 Gain 1</text:p>
          </table:table-cell>
          <table:table-cell office:value-type="float" office:value="8" calcext:value-type="float">
            <text:p>8</text:p>
          </table:table-cell>
          <table:table-cell table:style-name="ce1" table:formula="of:=DEC2HEX([.T11];4 )" office:value-type="string" office:string-value="0008" calcext:value-type="string">
            <text:p>0008</text:p>
          </table:table-cell>
        </table:table-row>
        <table:table-row table:style-name="ro2">
          <table:table-cell table:number-columns-repeated="17"/>
          <table:covered-table-cell/>
          <table:table-cell table:style-name="ce28" office:value-type="string" calcext:value-type="string">
            <text:p>5V Gain 0</text:p>
          </table:table-cell>
          <table:table-cell office:value-type="float" office:value="16" calcext:value-type="float">
            <text:p>16</text:p>
          </table:table-cell>
          <table:table-cell table:style-name="ce1" table:formula="of:=DEC2HEX([.T12];4 )" office:value-type="string" office:string-value="0010" calcext:value-type="string">
            <text:p>00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esults</text:p>
          </table:table-cell>
          <table:table-cell table:number-columns-repeated="9"/>
          <table:table-cell office:value-type="string" calcext:value-type="string">
            <text:p>ADC Channel</text:p>
          </table:table-cell>
          <table:table-cell table:number-columns-repeated="4"/>
          <table:covered-table-cell/>
          <table:table-cell table:style-name="ce28" office:value-type="string" calcext:value-type="string">
            <text:p>5V Gain 1</text:p>
          </table:table-cell>
          <table:table-cell office:value-type="float" office:value="32" calcext:value-type="float">
            <text:p>32</text:p>
          </table:table-cell>
          <table:table-cell table:style-name="ce1" table:formula="of:=DEC2HEX([.T13];4 )" office:value-type="string" office:string-value="0020" calcext:value-type="string">
            <text:p>00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14]*4;2 )" office:value-type="string" office:string-value="08" calcext:value-type="string">
            <text:p>0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28" office:value-type="string" calcext:value-type="string">
            <text:p>Var Gain 0</text:p>
          </table:table-cell>
          <table:table-cell office:value-type="float" office:value="64" calcext:value-type="float">
            <text:p>64</text:p>
          </table:table-cell>
          <table:table-cell table:style-name="ce1" table:formula="of:=DEC2HEX([.T14];4 )" office:value-type="string" office:string-value="0040" calcext:value-type="string">
            <text:p>0040</text:p>
          </table:table-cell>
        </table:table-row>
        <table:table-row table:style-name="ro2">
          <table:table-cell table:formula="of:=[.A14]+1" office:value-type="float" office:value="3" calcext:value-type="float">
            <text:p>3</text:p>
          </table:table-cell>
          <table:table-cell table:formula="of:=DEC2HEX([.A15]*4;2 )" office:value-type="string" office:string-value="0C" calcext:value-type="string">
            <text:p>0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28" office:value-type="string" calcext:value-type="string">
            <text:p>Var Gain 1</text:p>
          </table:table-cell>
          <table:table-cell office:value-type="float" office:value="128" calcext:value-type="float">
            <text:p>128</text:p>
          </table:table-cell>
          <table:table-cell table:style-name="ce1" table:formula="of:=DEC2HEX([.T15];4 )" office:value-type="string" office:string-value="0080" calcext:value-type="string">
            <text:p>0080</text:p>
          </table:table-cell>
        </table:table-row>
        <table:table-row table:style-name="ro2">
          <table:table-cell table:formula="of:=[.A15]+1" office:value-type="float" office:value="4" calcext:value-type="float">
            <text:p>4</text:p>
          </table:table-cell>
          <table:table-cell table:formula="of:=DEC2HEX([.A16]*4;2 )" office:value-type="string" office:string-value="10" calcext:value-type="string">
            <text:p>10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  <table:table-cell table:style-name="ce28" office:value-type="string" calcext:value-type="string">
            <text:p>HW Trig</text:p>
          </table:table-cell>
          <table:table-cell office:value-type="float" office:value="256" calcext:value-type="float">
            <text:p>256</text:p>
          </table:table-cell>
          <table:table-cell table:style-name="ce1" table:formula="of:=DEC2HEX([.T16];4 )" office:value-type="string" office:string-value="0100" calcext:value-type="string">
            <text:p>0100</text:p>
          </table:table-cell>
        </table:table-row>
        <table:table-row table:style-name="ro2">
          <table:table-cell table:formula="of:=[.A16]+1" office:value-type="float" office:value="5" calcext:value-type="float">
            <text:p>5</text:p>
          </table:table-cell>
          <table:table-cell table:formula="of:=DEC2HEX([.A17]*4;2 )" office:value-type="string" office:string-value="14" calcext:value-type="string">
            <text:p>14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table:style-name="ce28" office:value-type="string" calcext:value-type="string">
            <text:p>SW Trig</text:p>
          </table:table-cell>
          <table:table-cell office:value-type="float" office:value="512" calcext:value-type="float">
            <text:p>512</text:p>
          </table:table-cell>
          <table:table-cell table:style-name="ce1" table:formula="of:=DEC2HEX([.T17];4 )" office:value-type="string" office:string-value="0200" calcext:value-type="string">
            <text:p>0200</text:p>
          </table:table-cell>
        </table:table-row>
        <table:table-row table:style-name="ro2">
          <table:table-cell table:formula="of:=[.A17]+1" office:value-type="float" office:value="6" calcext:value-type="float">
            <text:p>6</text:p>
          </table:table-cell>
          <table:table-cell table:formula="of:=DEC2HEX([.A18]*4;2 )" office:value-type="string" office:string-value="18" calcext:value-type="string">
            <text:p>18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  <table:table-cell table:style-name="ce28" office:value-type="string" calcext:value-type="string">
            <text:p>overflow</text:p>
          </table:table-cell>
          <table:table-cell office:value-type="float" office:value="1024" calcext:value-type="float">
            <text:p>1024</text:p>
          </table:table-cell>
          <table:table-cell table:style-name="ce1" table:formula="of:=DEC2HEX([.T18];4 )" office:value-type="string" office:string-value="0400" calcext:value-type="string">
            <text:p>0400</text:p>
          </table:table-cell>
        </table:table-row>
        <table:table-row table:style-name="ro2">
          <table:table-cell table:formula="of:=[.A18]+1" office:value-type="float" office:value="7" calcext:value-type="float">
            <text:p>7</text:p>
          </table:table-cell>
          <table:table-cell table:formula="of:=DEC2HEX([.A19]*4;2 )" office:value-type="string" office:string-value="1C" calcext:value-type="string">
            <text:p>1C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table:style-name="ce28"/>
          <table:table-cell table:number-columns-repeated="2"/>
        </table:table-row>
        <table:table-row table:style-name="ro2">
          <table:table-cell table:formula="of:=[.A19]+1" office:value-type="float" office:value="8" calcext:value-type="float">
            <text:p>8</text:p>
          </table:table-cell>
          <table:table-cell table:formula="of:=DEC2HEX([.A20]*4;2 )" office:value-type="string" office:string-value="20" calcext:value-type="string">
            <text:p>2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0]+1" office:value-type="float" office:value="9" calcext:value-type="float">
            <text:p>9</text:p>
          </table:table-cell>
          <table:table-cell table:formula="of:=DEC2HEX([.A21]*4;2 )" office:value-type="string" office:string-value="24" calcext:value-type="string">
            <text:p>2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1]+1" office:value-type="float" office:value="10" calcext:value-type="float">
            <text:p>10</text:p>
          </table:table-cell>
          <table:table-cell table:formula="of:=DEC2HEX([.A22]*4;2 )" office:value-type="string" office:string-value="28" calcext:value-type="string">
            <text:p>28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2]+1" office:value-type="float" office:value="11" calcext:value-type="float">
            <text:p>11</text:p>
          </table:table-cell>
          <table:table-cell table:formula="of:=DEC2HEX([.A23]*4;2 )" office:value-type="string" office:string-value="2C" calcext:value-type="string">
            <text:p>2C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DEC2HEX([.A24]*4;2 )" office:value-type="string" office:string-value="30" calcext:value-type="string">
            <text:p>30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DEC2HEX([.A25]*4;2 )" office:value-type="string" office:string-value="34" calcext:value-type="string">
            <text:p>34</text:p>
          </table:table-cell>
          <table:table-cell office:value-type="string" calcext:value-type="string">
            <text:p>Average 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DEC2HEX([.A26]*4;2 )" office:value-type="string" office:string-value="38" calcext:value-type="string">
            <text:p>3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DEC2HEX([.A27]*4;2 )" office:value-type="string" office:string-value="3C" calcext:value-type="string">
            <text:p>3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DEC2HEX([.A28]*4;2 )" office:value-type="string" office:string-value="40" calcext:value-type="string">
            <text:p>40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DEC2HEX([.A29]*4;2 )" office:value-type="string" office:string-value="44" calcext:value-type="string">
            <text:p>44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DEC2HEX([.A30]*4;2 )" office:value-type="string" office:string-value="48" calcext:value-type="string">
            <text:p>48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2"/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DEC2HEX([.A31]*4;2 )" office:value-type="string" office:string-value="4C" calcext:value-type="string">
            <text:p>4C</text:p>
          </table:table-cell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Var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2"/>
        </table:table-row>
        <table:table-row table:style-name="ro2">
          <table:table-cell table:formula="of:=[.A31]+1" office:value-type="float" office:value="20" calcext:value-type="float">
            <text:p>20</text:p>
          </table:table-cell>
          <table:table-cell table:formula="of:=DEC2HEX([.A32]*4;2 )" office:value-type="string" office:string-value="50" calcext:value-type="string">
            <text:p>50</text:p>
          </table:table-cell>
          <table:table-cell office:value-type="string" calcext:value-type="string">
            <text:p>Variable Voltage Setting</text:p>
          </table:table-cell>
          <table:table-cell table:number-columns-repeated="18"/>
        </table:table-row>
        <table:table-row table:style-name="ro2">
          <table:table-cell table:formula="of:=[.A32]+1" office:value-type="float" office:value="21" calcext:value-type="float">
            <text:p>21</text:p>
          </table:table-cell>
          <table:table-cell table:formula="of:=DEC2HEX([.A33]*4;2 )" office:value-type="string" office:string-value="54" calcext:value-type="string">
            <text:p>54</text:p>
          </table:table-cell>
          <table:table-cell office:value-type="string" calcext:value-type="string">
            <text:p>Smpl Cnt</text:p>
          </table:table-cell>
          <table:table-cell table:number-columns-repeated="3"/>
          <table:table-cell office:value-type="string" calcext:value-type="string">
            <text:p>HW Trigger </text:p>
          </table:table-cell>
          <table:table-cell table:number-columns-repeated="5"/>
          <table:table-cell office:value-type="string" calcext:value-type="string">
            <text:p>for debugging</text:p>
          </table:table-cell>
          <table:table-cell table:number-columns-repeated="8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Calibration" table:style-name="ta1">
        <table:shapes>
          <draw:frame draw:z-index="0" draw:style-name="gr1" draw:text-style-name="P1" svg:width="10.1106in" svg:height="5.687in" svg:x="8.0378in" svg:y="2.435in">
            <draw:object draw:notify-on-update-of-ranges="Calibration.E13:Calibration.E14 Calibration.E15:Calibration.E79 Calibration.G13:Calibration.G14 Calibration.G15:Calibration.G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default-cell-style-name="ce53"/>
        <table:table-column table:style-name="co2" table:default-cell-style-name="ce54"/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style-name="Default" office:value-type="string" calcext:value-type="string">
            <text:p>XADC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690" calcext:value-type="float">
            <text:p>1690</text:p>
          </table:table-cell>
          <table:table-cell table:number-columns-repeated="2"/>
          <table:table-cell table:style-name="Default" office:value-type="string" calcext:value-type="string">
            <text:p>Resolution</text:p>
          </table:table-cell>
          <table:table-cell table:formula="of:=2^16" office:value-type="float" office:value="65536" calcext:value-type="float">
            <text:p>65536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320" calcext:value-type="float">
            <text:p>2320</text:p>
          </table:table-cell>
          <table:table-cell table:number-columns-repeated="2"/>
          <table:table-cell table:style-name="Default" office:value-type="string" calcext:value-type="string">
            <text:p>Range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In Current</text:p>
          </table:table-cell>
          <table:table-cell office:value-type="float" office:value="0.000039" calcext:value-type="float">
            <text:p>0.000039</text:p>
          </table:table-cell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Shield</text:p>
          </table:table-cell>
          <table:table-cell office:value-type="string" calcext:value-type="string">
            <text:p>PYNQ input</text:p>
          </table:table-cell>
          <table:table-cell/>
          <table:table-cell table:style-name="ce15" office:value-type="string" calcext:value-type="string">
            <text:p>XADC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Nominal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compute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converted</text:p>
          </table:table-cell>
          <table:table-cell table:style-name="Default" office:value-type="string" calcext:value-type="string">
            <text:p>back to 5V range</text:p>
          </table:table-cell>
          <table:table-cell table:style-name="Default"/>
        </table:table-row>
        <table:table-row table:style-name="ro2">
          <table:table-cell table:style-name="ce52" office:value-type="float" office:value="5" calcext:value-type="float">
            <text:p>5.000</text:p>
          </table:table-cell>
          <table:table-cell table:style-name="ce52" office:value-type="float" office:value="5.022" calcext:value-type="float">
            <text:p>5.022</text:p>
          </table:table-cell>
          <table:table-cell table:style-name="ce52" office:value-type="float" office:value="3.21" calcext:value-type="float">
            <text:p>3.210</text:p>
          </table:table-cell>
          <table:table-cell table:style-name="ce52" table:formula="of:=([.B8]/([.B$2]+[.B$3]+[.B$4])-[.F$4])*[.B$3]+[.B8]/([.B$2]+[.B$3]+[.B$4])*[.B$4]" office:value-type="float" office:value="3.23747209580838" calcext:value-type="float">
            <text:p>3.237</text:p>
          </table:table-cell>
          <table:table-cell table:formula="of:=([.B8]/([.B$2]+[.B$3]+[.B$4])-[.F$4])*[.B$4]" office:value-type="float" office:value="0.963395209580838" calcext:value-type="float">
            <text:p>0.963</text:p>
          </table:table-cell>
          <table:table-cell office:value-type="float" office:value="63733" calcext:value-type="float">
            <text:p>63733</text:p>
          </table:table-cell>
          <table:table-cell table:formula="of:=[.F$3]/[.F$2]*[.F8]" office:value-type="float" office:value="0.972488403320313" calcext:value-type="float">
            <text:p>0.972</text:p>
          </table:table-cell>
          <table:table-cell table:formula="of:=(([.G8]/[.B$4]+[.F$4])*([.B$2]+[.B$3])+[.G8])" office:value-type="float" office:value="5.02855690063477" calcext:value-type="float">
            <text:p>5.03</text:p>
          </table:table-cell>
          <table:table-cell table:style-name="Default"/>
        </table:table-row>
        <table:table-row table:style-name="ro2">
          <table:table-cell table:style-name="ce52" office:value-type="float" office:value="3.3" calcext:value-type="float">
            <text:p>3.300</text:p>
          </table:table-cell>
          <table:table-cell table:style-name="ce52" office:value-type="float" office:value="3.302" calcext:value-type="float">
            <text:p>3.302</text:p>
          </table:table-cell>
          <table:table-cell table:style-name="ce52" office:value-type="float" office:value="2.069" calcext:value-type="float">
            <text:p>2.069</text:p>
          </table:table-cell>
          <table:table-cell table:style-name="ce52" table:formula="of:=([.B9]/([.B$2]+[.B$3]+[.B$4])-[.F$4])*[.B$3]+[.B9]/([.B$2]+[.B$3]+[.B$4])*[.B$4]" office:value-type="float" office:value="2.09767169660679" calcext:value-type="float">
            <text:p>2.098</text:p>
          </table:table-cell>
          <table:table-cell table:formula="of:=([.B9]/([.B$2]+[.B$3]+[.B$4])-[.F$4])*[.B$4]" office:value-type="float" office:value="0.620081836327345" calcext:value-type="float">
            <text:p>0.620</text:p>
          </table:table-cell>
          <table:table-cell office:value-type="float" office:value="40912" calcext:value-type="float">
            <text:p>40912</text:p>
          </table:table-cell>
          <table:table-cell table:formula="of:=[.F$3]/[.F$2]*[.F9]" office:value-type="float" office:value="0.624267578125" calcext:value-type="float">
            <text:p>0.624</text:p>
          </table:table-cell>
          <table:table-cell table:formula="of:=(([.G9]/[.B$4]+[.F$4])*([.B$2]+[.B$3])+[.G9])" office:value-type="float" office:value="3.28397056640625" calcext:value-type="float">
            <text:p>3.28</text:p>
          </table:table-cell>
          <table:table-cell table:style-name="Default"/>
        </table:table-row>
        <table:table-row table:style-name="ro2">
          <table:table-cell table:style-name="ce52" office:value-type="float" office:value="1" calcext:value-type="float">
            <text:p>1.000</text:p>
          </table:table-cell>
          <table:table-cell table:style-name="ce52" office:value-type="float" office:value="0.998" calcext:value-type="float">
            <text:p>0.998</text:p>
          </table:table-cell>
          <table:table-cell table:style-name="ce52" office:value-type="float" office:value="0.571" calcext:value-type="float">
            <text:p>0.571</text:p>
          </table:table-cell>
          <table:table-cell table:style-name="ce52" table:formula="of:=([.B10]/([.B$2]+[.B$3]+[.B$4])-[.F$4])*[.B$3]+[.B10]/([.B$2]+[.B$3]+[.B$4])*[.B$4]" office:value-type="float" office:value="0.570869301397206" calcext:value-type="float">
            <text:p>0.571</text:p>
          </table:table-cell>
          <table:table-cell table:formula="of:=([.B10]/([.B$2]+[.B$3]+[.B$4])-[.F$4])*[.B$4]" office:value-type="float" office:value="0.160201596806387" calcext:value-type="float">
            <text:p>0.160</text:p>
          </table:table-cell>
          <table:table-cell office:value-type="float" office:value="11512" calcext:value-type="float">
            <text:p>11512</text:p>
          </table:table-cell>
          <table:table-cell table:formula="of:=[.F$3]/[.F$2]*[.F10]" office:value-type="float" office:value="0.1756591796875" calcext:value-type="float">
            <text:p>0.176</text:p>
          </table:table-cell>
          <table:table-cell table:formula="of:=(([.G10]/[.B$4]+[.F$4])*([.B$2]+[.B$3])+[.G10])" office:value-type="float" office:value="1.03644249023438" calcext:value-type="float">
            <text:p>1.04</text:p>
          </table:table-cell>
          <table:table-cell table:style-name="Default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4"/>
          <table:table-cell table:style-name="Default" office:value-type="string" calcext:value-type="string">
            <text:p>XADC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<text:s/>ADC Value</text:p>
          </table:table-cell>
          <table:table-cell office:value-type="string" calcext:value-type="string">
            <text:p><text:s/>ADC Volts</text:p>
          </table:table-cell>
          <table:table-cell office:value-type="string" calcext:value-type="string">
            <text:p><text:s/>Actual Volts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converted</text:p>
          </table:table-cell>
          <table:table-cell table:style-name="Default" office:value-type="string" calcext:value-type="string">
            <text:p>back to 5V range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5456" calcext:value-type="float">
            <text:p>45456</text:p>
          </table:table-cell>
          <table:table-cell office:value-type="float" office:value="3.46707866025788" calcext:value-type="float">
            <text:p>3.46707866025788</text:p>
          </table:table-cell>
          <table:table-cell office:value-type="float" office:value="3.65" calcext:value-type="float">
            <text:p>3.65</text:p>
          </table:table-cell>
          <table:table-cell table:formula="of:=([.D15]/([.B$2]+[.B$3]+[.B$4])-[.F$4])*[.B$4]" office:value-type="float" office:value="0.689542914171657" calcext:value-type="float">
            <text:p>0.690</text:p>
          </table:table-cell>
          <table:table-cell table:formula="of:=[.B15]" office:value-type="float" office:value="45456" calcext:value-type="float">
            <text:p>45456</text:p>
          </table:table-cell>
          <table:table-cell table:formula="of:=[.F$3]/[.F$2]*[.F15]" office:value-type="float" office:value="0.693603515625" calcext:value-type="float">
            <text:p>0.694</text:p>
          </table:table-cell>
          <table:table-cell table:formula="of:=(([.G15]/[.B$4]+[.F$4])*([.B$2]+[.B$3])+[.G15])" office:value-type="float" office:value="3.63134361328125" calcext:value-type="float">
            <text:p>3.63</text:p>
          </table:table-cell>
          <table:table-cell table:formula="of:=([.D15]-[.H15])/[.D15]" office:value-type="percentage" office:value="0.00511133882705477" calcext:value-type="percentage">
            <text:p>0.51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781" calcext:value-type="float">
            <text:p>44781</text:p>
          </table:table-cell>
          <table:table-cell office:value-type="float" office:value="3.41580834668498" calcext:value-type="float">
            <text:p>3.41580834668498</text:p>
          </table:table-cell>
          <table:table-cell office:value-type="float" office:value="3.6" calcext:value-type="float">
            <text:p>3.6</text:p>
          </table:table-cell>
          <table:table-cell table:formula="of:=([.D16]/([.B$2]+[.B$3]+[.B$4])-[.F$4])*[.B$4]" office:value-type="float" office:value="0.679562874251497" calcext:value-type="float">
            <text:p>0.680</text:p>
          </table:table-cell>
          <table:table-cell table:formula="of:=[.B16]" office:value-type="float" office:value="44781" calcext:value-type="float">
            <text:p>44781</text:p>
          </table:table-cell>
          <table:table-cell table:formula="of:=[.F$3]/[.F$2]*[.F16]" office:value-type="float" office:value="0.683303833007813" calcext:value-type="float">
            <text:p>0.683</text:p>
          </table:table-cell>
          <table:table-cell table:formula="of:=(([.G16]/[.B$4]+[.F$4])*([.B$2]+[.B$3])+[.G16])" office:value-type="float" office:value="3.57974220336914" calcext:value-type="float">
            <text:p>3.58</text:p>
          </table:table-cell>
          <table:table-cell table:formula="of:=([.D16]-[.H16])/[.D16]" office:value-type="percentage" office:value="0.0056271657307943" calcext:value-type="percentage">
            <text:p>0.56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126" calcext:value-type="float">
            <text:p>44126</text:p>
          </table:table-cell>
          <table:table-cell office:value-type="float" office:value="3.36484321355001" calcext:value-type="float">
            <text:p>3.36484321355001</text:p>
          </table:table-cell>
          <table:table-cell office:value-type="float" office:value="3.55" calcext:value-type="float">
            <text:p>3.55</text:p>
          </table:table-cell>
          <table:table-cell table:formula="of:=([.D17]/([.B$2]+[.B$3]+[.B$4])-[.F$4])*[.B$4]" office:value-type="float" office:value="0.669582834331337" calcext:value-type="float">
            <text:p>0.670</text:p>
          </table:table-cell>
          <table:table-cell table:formula="of:=[.B17]" office:value-type="float" office:value="44126" calcext:value-type="float">
            <text:p>44126</text:p>
          </table:table-cell>
          <table:table-cell table:formula="of:=[.F$3]/[.F$2]*[.F17]" office:value-type="float" office:value="0.673309326171875" calcext:value-type="float">
            <text:p>0.673</text:p>
          </table:table-cell>
          <table:table-cell table:formula="of:=(([.G17]/[.B$4]+[.F$4])*([.B$2]+[.B$3])+[.G17])" office:value-type="float" office:value="3.52966972412109" calcext:value-type="float">
            <text:p>3.53</text:p>
          </table:table-cell>
          <table:table-cell table:formula="of:=([.D17]-[.H17])/[.D17]" office:value-type="percentage" office:value="0.00572683827574827" calcext:value-type="percentage">
            <text:p>0.57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3467" calcext:value-type="float">
            <text:p>43467</text:p>
          </table:table-cell>
          <table:table-cell office:value-type="float" office:value="3.31578545815213" calcext:value-type="float">
            <text:p>3.31578545815213</text:p>
          </table:table-cell>
          <table:table-cell office:value-type="float" office:value="3.5" calcext:value-type="float">
            <text:p>3.5</text:p>
          </table:table-cell>
          <table:table-cell table:formula="of:=([.D18]/([.B$2]+[.B$3]+[.B$4])-[.F$4])*[.B$4]" office:value-type="float" office:value="0.659602794411178" calcext:value-type="float">
            <text:p>0.660</text:p>
          </table:table-cell>
          <table:table-cell table:formula="of:=[.B18]" office:value-type="float" office:value="43467" calcext:value-type="float">
            <text:p>43467</text:p>
          </table:table-cell>
          <table:table-cell table:formula="of:=[.F$3]/[.F$2]*[.F18]" office:value-type="float" office:value="0.663253784179688" calcext:value-type="float">
            <text:p>0.663</text:p>
          </table:table-cell>
          <table:table-cell table:formula="of:=(([.G18]/[.B$4]+[.F$4])*([.B$2]+[.B$3])+[.G18])" office:value-type="float" office:value="3.47929145874023" calcext:value-type="float">
            <text:p>3.48</text:p>
          </table:table-cell>
          <table:table-cell table:formula="of:=([.D18]-[.H18])/[.D18]" office:value-type="percentage" office:value="0.00591672607421881" calcext:value-type="percentage">
            <text:p>0.5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812" calcext:value-type="float">
            <text:p>42812</text:p>
          </table:table-cell>
          <table:table-cell office:value-type="float" office:value="3.26886396581979" calcext:value-type="float">
            <text:p>3.26886396581979</text:p>
          </table:table-cell>
          <table:table-cell office:value-type="float" office:value="3.45" calcext:value-type="float">
            <text:p>3.45</text:p>
          </table:table-cell>
          <table:table-cell table:formula="of:=([.D19]/([.B$2]+[.B$3]+[.B$4])-[.F$4])*[.B$4]" office:value-type="float" office:value="0.649622754491018" calcext:value-type="float">
            <text:p>0.650</text:p>
          </table:table-cell>
          <table:table-cell table:formula="of:=[.B19]" office:value-type="float" office:value="42812" calcext:value-type="float">
            <text:p>42812</text:p>
          </table:table-cell>
          <table:table-cell table:formula="of:=[.F$3]/[.F$2]*[.F19]" office:value-type="float" office:value="0.65325927734375" calcext:value-type="float">
            <text:p>0.653</text:p>
          </table:table-cell>
          <table:table-cell table:formula="of:=(([.G19]/[.B$4]+[.F$4])*([.B$2]+[.B$3])+[.G19])" office:value-type="float" office:value="3.42921897949219" calcext:value-type="float">
            <text:p>3.43</text:p>
          </table:table-cell>
          <table:table-cell table:formula="of:=([.D19]-[.H19])/[.D19]" office:value-type="percentage" office:value="0.00602348420516311" calcext:value-type="percentage">
            <text:p>0.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159" calcext:value-type="float">
            <text:p>42159</text:p>
          </table:table-cell>
          <table:table-cell office:value-type="float" office:value="3.21622034027619" calcext:value-type="float">
            <text:p>3.21622034027619</text:p>
          </table:table-cell>
          <table:table-cell office:value-type="float" office:value="3.4" calcext:value-type="float">
            <text:p>3.4</text:p>
          </table:table-cell>
          <table:table-cell table:formula="of:=([.D20]/([.B$2]+[.B$3]+[.B$4])-[.F$4])*[.B$4]" office:value-type="float" office:value="0.639642714570858" calcext:value-type="float">
            <text:p>0.640</text:p>
          </table:table-cell>
          <table:table-cell table:formula="of:=[.B20]" office:value-type="float" office:value="42159" calcext:value-type="float">
            <text:p>42159</text:p>
          </table:table-cell>
          <table:table-cell table:formula="of:=[.F$3]/[.F$2]*[.F20]" office:value-type="float" office:value="0.643295288085938" calcext:value-type="float">
            <text:p>0.643</text:p>
          </table:table-cell>
          <table:table-cell table:formula="of:=(([.G20]/[.B$4]+[.F$4])*([.B$2]+[.B$3])+[.G20])" office:value-type="float" office:value="3.37929939331055" calcext:value-type="float">
            <text:p>3.38</text:p>
          </table:table-cell>
          <table:table-cell table:formula="of:=([.D20]-[.H20])/[.D20]" office:value-type="percentage" office:value="0.00608841373219208" calcext:value-type="percentage">
            <text:p>0.6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1494" calcext:value-type="float">
            <text:p>41494</text:p>
          </table:table-cell>
          <table:table-cell office:value-type="float" office:value="3.16632333867399" calcext:value-type="float">
            <text:p>3.16632333867399</text:p>
          </table:table-cell>
          <table:table-cell office:value-type="float" office:value="3.35" calcext:value-type="float">
            <text:p>3.35</text:p>
          </table:table-cell>
          <table:table-cell table:formula="of:=([.D21]/([.B$2]+[.B$3]+[.B$4])-[.F$4])*[.B$4]" office:value-type="float" office:value="0.629662674650699" calcext:value-type="float">
            <text:p>0.630</text:p>
          </table:table-cell>
          <table:table-cell table:formula="of:=[.B21]" office:value-type="float" office:value="41494" calcext:value-type="float">
            <text:p>41494</text:p>
          </table:table-cell>
          <table:table-cell table:formula="of:=[.F$3]/[.F$2]*[.F21]" office:value-type="float" office:value="0.633148193359375" calcext:value-type="float">
            <text:p>0.633</text:p>
          </table:table-cell>
          <table:table-cell table:formula="of:=(([.G21]/[.B$4]+[.F$4])*([.B$2]+[.B$3])+[.G21])" office:value-type="float" office:value="3.32846244873047" calcext:value-type="float">
            <text:p>3.33</text:p>
          </table:table-cell>
          <table:table-cell table:formula="of:=([.D21]-[.H21])/[.D21]" office:value-type="percentage" office:value="0.00642911978194963" calcext:value-type="percentage">
            <text:p>0.64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861" calcext:value-type="float">
            <text:p>40861</text:p>
          </table:table-cell>
          <table:table-cell office:value-type="float" office:value="3.11451895933471" calcext:value-type="float">
            <text:p>3.11451895933471</text:p>
          </table:table-cell>
          <table:table-cell office:value-type="float" office:value="3.3" calcext:value-type="float">
            <text:p>3.3</text:p>
          </table:table-cell>
          <table:table-cell table:formula="of:=([.D22]/([.B$2]+[.B$3]+[.B$4])-[.F$4])*[.B$4]" office:value-type="float" office:value="0.619682634730539" calcext:value-type="float">
            <text:p>0.620</text:p>
          </table:table-cell>
          <table:table-cell table:formula="of:=[.B22]" office:value-type="float" office:value="40861" calcext:value-type="float">
            <text:p>40861</text:p>
          </table:table-cell>
          <table:table-cell table:formula="of:=[.F$3]/[.F$2]*[.F22]" office:value-type="float" office:value="0.623489379882813" calcext:value-type="float">
            <text:p>0.623</text:p>
          </table:table-cell>
          <table:table-cell table:formula="of:=(([.G22]/[.B$4]+[.F$4])*([.B$2]+[.B$3])+[.G22])" office:value-type="float" office:value="3.28007179321289" calcext:value-type="float">
            <text:p>3.28</text:p>
          </table:table-cell>
          <table:table-cell table:formula="of:=([.D22]-[.H22])/[.D22]" office:value-type="percentage" office:value="0.0060388505415483" calcext:value-type="percentage">
            <text:p>0.60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194" calcext:value-type="float">
            <text:p>40194</text:p>
          </table:table-cell>
          <table:table-cell office:value-type="float" office:value="3.06553749904631" calcext:value-type="float">
            <text:p>3.06553749904631</text:p>
          </table:table-cell>
          <table:table-cell office:value-type="float" office:value="3.25" calcext:value-type="float">
            <text:p>3.25</text:p>
          </table:table-cell>
          <table:table-cell table:formula="of:=([.D23]/([.B$2]+[.B$3]+[.B$4])-[.F$4])*[.B$4]" office:value-type="float" office:value="0.609702594810379" calcext:value-type="float">
            <text:p>0.610</text:p>
          </table:table-cell>
          <table:table-cell table:formula="of:=[.B23]" office:value-type="float" office:value="40194" calcext:value-type="float">
            <text:p>40194</text:p>
          </table:table-cell>
          <table:table-cell table:formula="of:=[.F$3]/[.F$2]*[.F23]" office:value-type="float" office:value="0.613311767578125" calcext:value-type="float">
            <text:p>0.613</text:p>
          </table:table-cell>
          <table:table-cell table:formula="of:=(([.G23]/[.B$4]+[.F$4])*([.B$2]+[.B$3])+[.G23])" office:value-type="float" office:value="3.22908195556641" calcext:value-type="float">
            <text:p>3.23</text:p>
          </table:table-cell>
          <table:table-cell table:formula="of:=([.D23]-[.H23])/[.D23]" office:value-type="percentage" office:value="0.00643632136418267" calcext:value-type="percentage">
            <text:p>0.64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9512" calcext:value-type="float">
            <text:p>39512</text:p>
          </table:table-cell>
          <table:table-cell office:value-type="float" office:value="3.01419089036393" calcext:value-type="float">
            <text:p>3.01419089036393</text:p>
          </table:table-cell>
          <table:table-cell office:value-type="float" office:value="3.2" calcext:value-type="float">
            <text:p>3.2</text:p>
          </table:table-cell>
          <table:table-cell table:formula="of:=([.D24]/([.B$2]+[.B$3]+[.B$4])-[.F$4])*[.B$4]" office:value-type="float" office:value="0.59972255489022" calcext:value-type="float">
            <text:p>0.600</text:p>
          </table:table-cell>
          <table:table-cell table:formula="of:=[.B24]" office:value-type="float" office:value="39512" calcext:value-type="float">
            <text:p>39512</text:p>
          </table:table-cell>
          <table:table-cell table:formula="of:=[.F$3]/[.F$2]*[.F24]" office:value-type="float" office:value="0.6029052734375" calcext:value-type="float">
            <text:p>0.603</text:p>
          </table:table-cell>
          <table:table-cell table:formula="of:=(([.G24]/[.B$4]+[.F$4])*([.B$2]+[.B$3])+[.G24])" office:value-type="float" office:value="3.17694541992187" calcext:value-type="float">
            <text:p>3.18</text:p>
          </table:table-cell>
          <table:table-cell table:formula="of:=([.D24]-[.H24])/[.D24]" office:value-type="percentage" office:value="0.00720455627441413" calcext:value-type="percentage">
            <text:p>0.72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8875" calcext:value-type="float">
            <text:p>38875</text:p>
          </table:table-cell>
          <table:table-cell office:value-type="float" office:value="2.96551461051347" calcext:value-type="float">
            <text:p>2.96551461051347</text:p>
          </table:table-cell>
          <table:table-cell office:value-type="float" office:value="3.15" calcext:value-type="float">
            <text:p>3.15</text:p>
          </table:table-cell>
          <table:table-cell table:formula="of:=([.D25]/([.B$2]+[.B$3]+[.B$4])-[.F$4])*[.B$4]" office:value-type="float" office:value="0.58974251497006" calcext:value-type="float">
            <text:p>0.590</text:p>
          </table:table-cell>
          <table:table-cell table:formula="of:=[.B25]" office:value-type="float" office:value="38875" calcext:value-type="float">
            <text:p>38875</text:p>
          </table:table-cell>
          <table:table-cell table:formula="of:=[.F$3]/[.F$2]*[.F25]" office:value-type="float" office:value="0.593185424804688" calcext:value-type="float">
            <text:p>0.593</text:p>
          </table:table-cell>
          <table:table-cell table:formula="of:=(([.G25]/[.B$4]+[.F$4])*([.B$2]+[.B$3])+[.G25])" office:value-type="float" office:value="3.12824897827148" calcext:value-type="float">
            <text:p>3.13</text:p>
          </table:table-cell>
          <table:table-cell table:formula="of:=([.D25]-[.H25])/[.D25]" office:value-type="percentage" office:value="0.0069050862630208" calcext:value-type="percentage">
            <text:p>0.69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8196" calcext:value-type="float">
            <text:p>38196</text:p>
          </table:table-cell>
          <table:table-cell office:value-type="float" office:value="2.91714351110094" calcext:value-type="float">
            <text:p>2.91714351110094</text:p>
          </table:table-cell>
          <table:table-cell office:value-type="float" office:value="3.1" calcext:value-type="float">
            <text:p>3.1</text:p>
          </table:table-cell>
          <table:table-cell table:formula="of:=([.D26]/([.B$2]+[.B$3]+[.B$4])-[.F$4])*[.B$4]" office:value-type="float" office:value="0.5797624750499" calcext:value-type="float">
            <text:p>0.580</text:p>
          </table:table-cell>
          <table:table-cell table:formula="of:=[.B26]" office:value-type="float" office:value="38196" calcext:value-type="float">
            <text:p>38196</text:p>
          </table:table-cell>
          <table:table-cell table:formula="of:=[.F$3]/[.F$2]*[.F26]" office:value-type="float" office:value="0.58282470703125" calcext:value-type="float">
            <text:p>0.583</text:p>
          </table:table-cell>
          <table:table-cell table:formula="of:=(([.G26]/[.B$4]+[.F$4])*([.B$2]+[.B$3])+[.G26])" office:value-type="float" office:value="3.07634178222656" calcext:value-type="float">
            <text:p>3.08</text:p>
          </table:table-cell>
          <table:table-cell table:formula="of:=([.D26]-[.H26])/[.D26]" office:value-type="percentage" office:value="0.00763168315272183" calcext:value-type="percentage">
            <text:p>0.76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7569" calcext:value-type="float">
            <text:p>37569</text:p>
          </table:table-cell>
          <table:table-cell office:value-type="float" office:value="2.86533913176165" calcext:value-type="float">
            <text:p>2.86533913176165</text:p>
          </table:table-cell>
          <table:table-cell office:value-type="float" office:value="3.05" calcext:value-type="float">
            <text:p>3.05</text:p>
          </table:table-cell>
          <table:table-cell table:formula="of:=([.D27]/([.B$2]+[.B$3]+[.B$4])-[.F$4])*[.B$4]" office:value-type="float" office:value="0.56978243512974" calcext:value-type="float">
            <text:p>0.570</text:p>
          </table:table-cell>
          <table:table-cell table:formula="of:=[.B27]" office:value-type="float" office:value="37569" calcext:value-type="float">
            <text:p>37569</text:p>
          </table:table-cell>
          <table:table-cell table:formula="of:=[.F$3]/[.F$2]*[.F27]" office:value-type="float" office:value="0.573257446289063" calcext:value-type="float">
            <text:p>0.573</text:p>
          </table:table-cell>
          <table:table-cell table:formula="of:=(([.G27]/[.B$4]+[.F$4])*([.B$2]+[.B$3])+[.G27])" office:value-type="float" office:value="3.0284098059082" calcext:value-type="float">
            <text:p>3.03</text:p>
          </table:table-cell>
          <table:table-cell table:formula="of:=([.D27]-[.H27])/[.D27]" office:value-type="percentage" office:value="0.0070787521612448" calcext:value-type="percentage">
            <text:p>0.7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6908" calcext:value-type="float">
            <text:p>36908</text:p>
          </table:table-cell>
          <table:table-cell office:value-type="float" office:value="2.81376363775082" calcext:value-type="float">
            <text:p>2.81376363775082</text:p>
          </table:table-cell>
          <table:table-cell office:value-type="float" office:value="3" calcext:value-type="float">
            <text:p>3</text:p>
          </table:table-cell>
          <table:table-cell table:formula="of:=([.D28]/([.B$2]+[.B$3]+[.B$4])-[.F$4])*[.B$4]" office:value-type="float" office:value="0.559802395209581" calcext:value-type="float">
            <text:p>0.560</text:p>
          </table:table-cell>
          <table:table-cell table:formula="of:=[.B28]" office:value-type="float" office:value="36908" calcext:value-type="float">
            <text:p>36908</text:p>
          </table:table-cell>
          <table:table-cell table:formula="of:=[.F$3]/[.F$2]*[.F28]" office:value-type="float" office:value="0.56317138671875" calcext:value-type="float">
            <text:p>0.563</text:p>
          </table:table-cell>
          <table:table-cell table:formula="of:=(([.G28]/[.B$4]+[.F$4])*([.B$2]+[.B$3])+[.G28])" office:value-type="float" office:value="2.97787864746094" calcext:value-type="float">
            <text:p>2.98</text:p>
          </table:table-cell>
          <table:table-cell table:formula="of:=([.D28]-[.H28])/[.D28]" office:value-type="percentage" office:value="0.00737378417968756" calcext:value-type="percentage">
            <text:p>0.74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6236" calcext:value-type="float">
            <text:p>36236</text:p>
          </table:table-cell>
          <table:table-cell office:value-type="float" office:value="2.76478217746242" calcext:value-type="float">
            <text:p>2.76478217746242</text:p>
          </table:table-cell>
          <table:table-cell office:value-type="float" office:value="2.95" calcext:value-type="float">
            <text:p>2.95</text:p>
          </table:table-cell>
          <table:table-cell table:formula="of:=([.D29]/([.B$2]+[.B$3]+[.B$4])-[.F$4])*[.B$4]" office:value-type="float" office:value="0.549822355289421" calcext:value-type="float">
            <text:p>0.550</text:p>
          </table:table-cell>
          <table:table-cell table:formula="of:=[.B29]" office:value-type="float" office:value="36236" calcext:value-type="float">
            <text:p>36236</text:p>
          </table:table-cell>
          <table:table-cell table:formula="of:=[.F$3]/[.F$2]*[.F29]" office:value-type="float" office:value="0.55291748046875" calcext:value-type="float">
            <text:p>0.553</text:p>
          </table:table-cell>
          <table:table-cell table:formula="of:=(([.G29]/[.B$4]+[.F$4])*([.B$2]+[.B$3])+[.G29])" office:value-type="float" office:value="2.92650657714844" calcext:value-type="float">
            <text:p>2.93</text:p>
          </table:table-cell>
          <table:table-cell table:formula="of:=([.D29]-[.H29])/[.D29]" office:value-type="percentage" office:value="0.00796387215307216" calcext:value-type="percentage">
            <text:p>0.8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5602" calcext:value-type="float">
            <text:p>35602</text:p>
          </table:table-cell>
          <table:table-cell office:value-type="float" office:value="2.7154955367361" calcext:value-type="float">
            <text:p>2.7154955367361</text:p>
          </table:table-cell>
          <table:table-cell office:value-type="float" office:value="2.9" calcext:value-type="float">
            <text:p>2.9</text:p>
          </table:table-cell>
          <table:table-cell table:formula="of:=([.D30]/([.B$2]+[.B$3]+[.B$4])-[.F$4])*[.B$4]" office:value-type="float" office:value="0.539842315369262" calcext:value-type="float">
            <text:p>0.540</text:p>
          </table:table-cell>
          <table:table-cell table:formula="of:=[.B30]" office:value-type="float" office:value="35602" calcext:value-type="float">
            <text:p>35602</text:p>
          </table:table-cell>
          <table:table-cell table:formula="of:=[.F$3]/[.F$2]*[.F30]" office:value-type="float" office:value="0.543243408203125" calcext:value-type="float">
            <text:p>0.543</text:p>
          </table:table-cell>
          <table:table-cell table:formula="of:=(([.G30]/[.B$4]+[.F$4])*([.B$2]+[.B$3])+[.G30])" office:value-type="float" office:value="2.87803947509766" calcext:value-type="float">
            <text:p>2.88</text:p>
          </table:table-cell>
          <table:table-cell table:formula="of:=([.D30]-[.H30])/[.D30]" office:value-type="percentage" office:value="0.00757259479391165" calcext:value-type="percentage">
            <text:p>0.7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002" calcext:value-type="float">
            <text:p>35002</text:p>
          </table:table-cell>
          <table:table-cell office:value-type="float" office:value="2.67162584878309" calcext:value-type="float">
            <text:p>2.67162584878309</text:p>
          </table:table-cell>
          <table:table-cell office:value-type="float" office:value="2.85" calcext:value-type="float">
            <text:p>2.85</text:p>
          </table:table-cell>
          <table:table-cell table:formula="of:=([.D31]/([.B$2]+[.B$3]+[.B$4])-[.F$4])*[.B$4]" office:value-type="float" office:value="0.529862275449102" calcext:value-type="float">
            <text:p>0.530</text:p>
          </table:table-cell>
          <table:table-cell table:formula="of:=[.B31]" office:value-type="float" office:value="35002" calcext:value-type="float">
            <text:p>35002</text:p>
          </table:table-cell>
          <table:table-cell table:formula="of:=[.F$3]/[.F$2]*[.F31]" office:value-type="float" office:value="0.534088134765625" calcext:value-type="float">
            <text:p>0.534</text:p>
          </table:table-cell>
          <table:table-cell table:formula="of:=(([.G31]/[.B$4]+[.F$4])*([.B$2]+[.B$3])+[.G31])" office:value-type="float" office:value="2.83217155517578" calcext:value-type="float">
            <text:p>2.83</text:p>
          </table:table-cell>
          <table:table-cell table:formula="of:=([.D31]-[.H31])/[.D31]" office:value-type="percentage" office:value="0.00625559467516455" calcext:value-type="percentage">
            <text:p>0.6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4364" calcext:value-type="float">
            <text:p>34364</text:p>
          </table:table-cell>
          <table:table-cell office:value-type="float" office:value="2.61951628900587" calcext:value-type="float">
            <text:p>2.61951628900587</text:p>
          </table:table-cell>
          <table:table-cell office:value-type="float" office:value="2.8" calcext:value-type="float">
            <text:p>2.8</text:p>
          </table:table-cell>
          <table:table-cell table:formula="of:=([.D32]/([.B$2]+[.B$3]+[.B$4])-[.F$4])*[.B$4]" office:value-type="float" office:value="0.519882235528942" calcext:value-type="float">
            <text:p>0.520</text:p>
          </table:table-cell>
          <table:table-cell table:formula="of:=[.B32]" office:value-type="float" office:value="34364" calcext:value-type="float">
            <text:p>34364</text:p>
          </table:table-cell>
          <table:table-cell table:formula="of:=[.F$3]/[.F$2]*[.F32]" office:value-type="float" office:value="0.52435302734375" calcext:value-type="float">
            <text:p>0.524</text:p>
          </table:table-cell>
          <table:table-cell table:formula="of:=(([.G32]/[.B$4]+[.F$4])*([.B$2]+[.B$3])+[.G32])" office:value-type="float" office:value="2.78339866699219" calcext:value-type="float">
            <text:p>2.78</text:p>
          </table:table-cell>
          <table:table-cell table:formula="of:=([.D32]-[.H32])/[.D32]" office:value-type="percentage" office:value="0.00592904750279019" calcext:value-type="percentage">
            <text:p>0.5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3700" calcext:value-type="float">
            <text:p>33700</text:p>
          </table:table-cell>
          <table:table-cell office:value-type="float" office:value="2.57122148470283" calcext:value-type="float">
            <text:p>2.57122148470283</text:p>
          </table:table-cell>
          <table:table-cell office:value-type="float" office:value="2.75" calcext:value-type="float">
            <text:p>2.75</text:p>
          </table:table-cell>
          <table:table-cell table:formula="of:=([.D33]/([.B$2]+[.B$3]+[.B$4])-[.F$4])*[.B$4]" office:value-type="float" office:value="0.509902195608782" calcext:value-type="float">
            <text:p>0.510</text:p>
          </table:table-cell>
          <table:table-cell table:formula="of:=[.B33]" office:value-type="float" office:value="33700" calcext:value-type="float">
            <text:p>33700</text:p>
          </table:table-cell>
          <table:table-cell table:formula="of:=[.F$3]/[.F$2]*[.F33]" office:value-type="float" office:value="0.51422119140625" calcext:value-type="float">
            <text:p>0.514</text:p>
          </table:table-cell>
          <table:table-cell table:formula="of:=(([.G33]/[.B$4]+[.F$4])*([.B$2]+[.B$3])+[.G33])" office:value-type="float" office:value="2.73263816894531" calcext:value-type="float">
            <text:p>2.73</text:p>
          </table:table-cell>
          <table:table-cell table:formula="of:=([.D33]-[.H33])/[.D33]" office:value-type="percentage" office:value="0.00631339311079544" calcext:value-type="percentage">
            <text:p>0.63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009" calcext:value-type="float">
            <text:p>33009</text:p>
          </table:table-cell>
          <table:table-cell office:value-type="float" office:value="2.51895933470665" calcext:value-type="float">
            <text:p>2.51895933470665</text:p>
          </table:table-cell>
          <table:table-cell office:value-type="float" office:value="2.7" calcext:value-type="float">
            <text:p>2.7</text:p>
          </table:table-cell>
          <table:table-cell table:formula="of:=([.D34]/([.B$2]+[.B$3]+[.B$4])-[.F$4])*[.B$4]" office:value-type="float" office:value="0.499922155688623" calcext:value-type="float">
            <text:p>0.500</text:p>
          </table:table-cell>
          <table:table-cell table:formula="of:=[.B34]" office:value-type="float" office:value="33009" calcext:value-type="float">
            <text:p>33009</text:p>
          </table:table-cell>
          <table:table-cell table:formula="of:=[.F$3]/[.F$2]*[.F34]" office:value-type="float" office:value="0.503677368164063" calcext:value-type="float">
            <text:p>0.504</text:p>
          </table:table-cell>
          <table:table-cell table:formula="of:=(([.G34]/[.B$4]+[.F$4])*([.B$2]+[.B$3])+[.G34])" office:value-type="float" office:value="2.67981361450195" calcext:value-type="float">
            <text:p>2.68</text:p>
          </table:table-cell>
          <table:table-cell table:formula="of:=([.D34]-[.H34])/[.D34]" office:value-type="percentage" office:value="0.00747643907335077" calcext:value-type="percentage">
            <text:p>0.75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386" calcext:value-type="float">
            <text:p>32386</text:p>
          </table:table-cell>
          <table:table-cell office:value-type="float" office:value="2.46906233310445" calcext:value-type="float">
            <text:p>2.46906233310445</text:p>
          </table:table-cell>
          <table:table-cell office:value-type="float" office:value="2.65" calcext:value-type="float">
            <text:p>2.65</text:p>
          </table:table-cell>
          <table:table-cell table:formula="of:=([.D35]/([.B$2]+[.B$3]+[.B$4])-[.F$4])*[.B$4]" office:value-type="float" office:value="0.489942115768463" calcext:value-type="float">
            <text:p>0.490</text:p>
          </table:table-cell>
          <table:table-cell table:formula="of:=[.B35]" office:value-type="float" office:value="32386" calcext:value-type="float">
            <text:p>32386</text:p>
          </table:table-cell>
          <table:table-cell table:formula="of:=[.F$3]/[.F$2]*[.F35]" office:value-type="float" office:value="0.494171142578125" calcext:value-type="float">
            <text:p>0.494</text:p>
          </table:table-cell>
          <table:table-cell table:formula="of:=(([.G35]/[.B$4]+[.F$4])*([.B$2]+[.B$3])+[.G35])" office:value-type="float" office:value="2.63218742431641" calcext:value-type="float">
            <text:p>2.63</text:p>
          </table:table-cell>
          <table:table-cell table:formula="of:=([.D35]-[.H35])/[.D35]" office:value-type="percentage" office:value="0.00672172667305411" calcext:value-type="percentage">
            <text:p>0.67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713" calcext:value-type="float">
            <text:p>31713</text:p>
          </table:table-cell>
          <table:table-cell office:value-type="float" office:value="2.42023346303502" calcext:value-type="float">
            <text:p>2.42023346303502</text:p>
          </table:table-cell>
          <table:table-cell office:value-type="float" office:value="2.6" calcext:value-type="float">
            <text:p>2.6</text:p>
          </table:table-cell>
          <table:table-cell table:formula="of:=([.D36]/([.B$2]+[.B$3]+[.B$4])-[.F$4])*[.B$4]" office:value-type="float" office:value="0.479962075848303" calcext:value-type="float">
            <text:p>0.480</text:p>
          </table:table-cell>
          <table:table-cell table:formula="of:=[.B36]" office:value-type="float" office:value="31713" calcext:value-type="float">
            <text:p>31713</text:p>
          </table:table-cell>
          <table:table-cell table:formula="of:=[.F$3]/[.F$2]*[.F36]" office:value-type="float" office:value="0.483901977539063" calcext:value-type="float">
            <text:p>0.484</text:p>
          </table:table-cell>
          <table:table-cell table:formula="of:=(([.G36]/[.B$4]+[.F$4])*([.B$2]+[.B$3])+[.G36])" office:value-type="float" office:value="2.5807389074707" calcext:value-type="float">
            <text:p>2.58</text:p>
          </table:table-cell>
          <table:table-cell table:formula="of:=([.D36]-[.H36])/[.D36]" office:value-type="percentage" office:value="0.00740811251126802" calcext:value-type="percentage">
            <text:p>0.74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1073" calcext:value-type="float">
            <text:p>31073</text:p>
          </table:table-cell>
          <table:table-cell office:value-type="float" office:value="2.37087052719921" calcext:value-type="float">
            <text:p>2.37087052719921</text:p>
          </table:table-cell>
          <table:table-cell office:value-type="float" office:value="2.55" calcext:value-type="float">
            <text:p>2.55</text:p>
          </table:table-cell>
          <table:table-cell table:formula="of:=([.D37]/([.B$2]+[.B$3]+[.B$4])-[.F$4])*[.B$4]" office:value-type="float" office:value="0.469982035928144" calcext:value-type="float">
            <text:p>0.470</text:p>
          </table:table-cell>
          <table:table-cell table:formula="of:=[.B37]" office:value-type="float" office:value="31073" calcext:value-type="float">
            <text:p>31073</text:p>
          </table:table-cell>
          <table:table-cell table:formula="of:=[.F$3]/[.F$2]*[.F37]" office:value-type="float" office:value="0.474136352539063" calcext:value-type="float">
            <text:p>0.474</text:p>
          </table:table-cell>
          <table:table-cell table:formula="of:=(([.G37]/[.B$4]+[.F$4])*([.B$2]+[.B$3])+[.G37])" office:value-type="float" office:value="2.5318131262207" calcext:value-type="float">
            <text:p>2.53</text:p>
          </table:table-cell>
          <table:table-cell table:formula="of:=([.D37]-[.H37])/[.D37]" office:value-type="percentage" office:value="0.00713210736443018" calcext:value-type="percentage">
            <text:p>0.71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0401" calcext:value-type="float">
            <text:p>30401</text:p>
          </table:table-cell>
          <table:table-cell office:value-type="float" office:value="2.31952391851682" calcext:value-type="float">
            <text:p>2.31952391851682</text:p>
          </table:table-cell>
          <table:table-cell office:value-type="float" office:value="2.5" calcext:value-type="float">
            <text:p>2.5</text:p>
          </table:table-cell>
          <table:table-cell table:formula="of:=([.D38]/([.B$2]+[.B$3]+[.B$4])-[.F$4])*[.B$4]" office:value-type="float" office:value="0.460001996007984" calcext:value-type="float">
            <text:p>0.460</text:p>
          </table:table-cell>
          <table:table-cell table:formula="of:=[.B38]" office:value-type="float" office:value="30401" calcext:value-type="float">
            <text:p>30401</text:p>
          </table:table-cell>
          <table:table-cell table:formula="of:=[.F$3]/[.F$2]*[.F38]" office:value-type="float" office:value="0.463882446289063" calcext:value-type="float">
            <text:p>0.464</text:p>
          </table:table-cell>
          <table:table-cell table:formula="of:=(([.G38]/[.B$4]+[.F$4])*([.B$2]+[.B$3])+[.G38])" office:value-type="float" office:value="2.4804410559082" calcext:value-type="float">
            <text:p>2.48</text:p>
          </table:table-cell>
          <table:table-cell table:formula="of:=([.D38]-[.H38])/[.D38]" office:value-type="percentage" office:value="0.00782357763671868" calcext:value-type="percentage">
            <text:p>0.7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9780" calcext:value-type="float">
            <text:p>29780</text:p>
          </table:table-cell>
          <table:table-cell office:value-type="float" office:value="2.26817730983444" calcext:value-type="float">
            <text:p>2.26817730983444</text:p>
          </table:table-cell>
          <table:table-cell office:value-type="float" office:value="2.45" calcext:value-type="float">
            <text:p>2.45</text:p>
          </table:table-cell>
          <table:table-cell table:formula="of:=([.D39]/([.B$2]+[.B$3]+[.B$4])-[.F$4])*[.B$4]" office:value-type="float" office:value="0.450021956087825" calcext:value-type="float">
            <text:p>0.450</text:p>
          </table:table-cell>
          <table:table-cell table:formula="of:=[.B39]" office:value-type="float" office:value="29780" calcext:value-type="float">
            <text:p>29780</text:p>
          </table:table-cell>
          <table:table-cell table:formula="of:=[.F$3]/[.F$2]*[.F39]" office:value-type="float" office:value="0.45440673828125" calcext:value-type="float">
            <text:p>0.454</text:p>
          </table:table-cell>
          <table:table-cell table:formula="of:=(([.G39]/[.B$4]+[.F$4])*([.B$2]+[.B$3])+[.G39])" office:value-type="float" office:value="2.43296775878906" calcext:value-type="float">
            <text:p>2.43</text:p>
          </table:table-cell>
          <table:table-cell table:formula="of:=([.D39]-[.H39])/[.D39]" office:value-type="percentage" office:value="0.00695193518813789" calcext:value-type="percentage">
            <text:p>0.70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9070" calcext:value-type="float">
            <text:p>29070</text:p>
          </table:table-cell>
          <table:table-cell office:value-type="float" office:value="2.21881437399863" calcext:value-type="float">
            <text:p>2.21881437399863</text:p>
          </table:table-cell>
          <table:table-cell office:value-type="float" office:value="2.4" calcext:value-type="float">
            <text:p>2.4</text:p>
          </table:table-cell>
          <table:table-cell table:formula="of:=([.D40]/([.B$2]+[.B$3]+[.B$4])-[.F$4])*[.B$4]" office:value-type="float" office:value="0.440041916167665" calcext:value-type="float">
            <text:p>0.440</text:p>
          </table:table-cell>
          <table:table-cell table:formula="of:=[.B40]" office:value-type="float" office:value="29070" calcext:value-type="float">
            <text:p>29070</text:p>
          </table:table-cell>
          <table:table-cell table:formula="of:=[.F$3]/[.F$2]*[.F40]" office:value-type="float" office:value="0.443572998046875" calcext:value-type="float">
            <text:p>0.444</text:p>
          </table:table-cell>
          <table:table-cell table:formula="of:=(([.G40]/[.B$4]+[.F$4])*([.B$2]+[.B$3])+[.G40])" office:value-type="float" office:value="2.37869072021484" calcext:value-type="float">
            <text:p>2.38</text:p>
          </table:table-cell>
          <table:table-cell table:formula="of:=([.D40]-[.H40])/[.D40]" office:value-type="percentage" office:value="0.00887886657714831" calcext:value-type="percentage">
            <text:p>0.89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8412" calcext:value-type="float">
            <text:p>28412</text:p>
          </table:table-cell>
          <table:table-cell office:value-type="float" office:value="2.16937514305333" calcext:value-type="float">
            <text:p>2.16937514305333</text:p>
          </table:table-cell>
          <table:table-cell office:value-type="float" office:value="2.35" calcext:value-type="float">
            <text:p>2.35</text:p>
          </table:table-cell>
          <table:table-cell table:formula="of:=([.D41]/([.B$2]+[.B$3]+[.B$4])-[.F$4])*[.B$4]" office:value-type="float" office:value="0.430061876247505" calcext:value-type="float">
            <text:p>0.430</text:p>
          </table:table-cell>
          <table:table-cell table:formula="of:=[.B41]" office:value-type="float" office:value="28412" calcext:value-type="float">
            <text:p>28412</text:p>
          </table:table-cell>
          <table:table-cell table:formula="of:=[.F$3]/[.F$2]*[.F41]" office:value-type="float" office:value="0.43353271484375" calcext:value-type="float">
            <text:p>0.434</text:p>
          </table:table-cell>
          <table:table-cell table:formula="of:=(([.G41]/[.B$4]+[.F$4])*([.B$2]+[.B$3])+[.G41])" office:value-type="float" office:value="2.32838890136719" calcext:value-type="float">
            <text:p>2.33</text:p>
          </table:table-cell>
          <table:table-cell table:formula="of:=([.D41]-[.H41])/[.D41]" office:value-type="percentage" office:value="0.00919621218417559" calcext:value-type="percentage">
            <text:p>0.92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7751" calcext:value-type="float">
            <text:p>27751</text:p>
          </table:table-cell>
          <table:table-cell office:value-type="float" office:value="2.11993591210803" calcext:value-type="float">
            <text:p>2.11993591210803</text:p>
          </table:table-cell>
          <table:table-cell office:value-type="float" office:value="2.3" calcext:value-type="float">
            <text:p>2.3</text:p>
          </table:table-cell>
          <table:table-cell table:formula="of:=([.D42]/([.B$2]+[.B$3]+[.B$4])-[.F$4])*[.B$4]" office:value-type="float" office:value="0.420081836327345" calcext:value-type="float">
            <text:p>0.420</text:p>
          </table:table-cell>
          <table:table-cell table:formula="of:=[.B42]" office:value-type="float" office:value="27751" calcext:value-type="float">
            <text:p>27751</text:p>
          </table:table-cell>
          <table:table-cell table:formula="of:=[.F$3]/[.F$2]*[.F42]" office:value-type="float" office:value="0.423446655273438" calcext:value-type="float">
            <text:p>0.423</text:p>
          </table:table-cell>
          <table:table-cell table:formula="of:=(([.G42]/[.B$4]+[.F$4])*([.B$2]+[.B$3])+[.G42])" office:value-type="float" office:value="2.27785774291992" calcext:value-type="float">
            <text:p>2.28</text:p>
          </table:table-cell>
          <table:table-cell table:formula="of:=([.D42]-[.H42])/[.D42]" office:value-type="percentage" office:value="0.00962706829568599" calcext:value-type="percentage">
            <text:p>0.96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7136" calcext:value-type="float">
            <text:p>27136</text:p>
          </table:table-cell>
          <table:table-cell office:value-type="float" office:value="2.07118333714809" calcext:value-type="float">
            <text:p>2.07118333714809</text:p>
          </table:table-cell>
          <table:table-cell office:value-type="float" office:value="2.25" calcext:value-type="float">
            <text:p>2.25</text:p>
          </table:table-cell>
          <table:table-cell table:formula="of:=([.D43]/([.B$2]+[.B$3]+[.B$4])-[.F$4])*[.B$4]" office:value-type="float" office:value="0.410101796407186" calcext:value-type="float">
            <text:p>0.410</text:p>
          </table:table-cell>
          <table:table-cell table:formula="of:=[.B43]" office:value-type="float" office:value="27136" calcext:value-type="float">
            <text:p>27136</text:p>
          </table:table-cell>
          <table:table-cell table:formula="of:=[.F$3]/[.F$2]*[.F43]" office:value-type="float" office:value="0.4140625" calcext:value-type="float">
            <text:p>0.414</text:p>
          </table:table-cell>
          <table:table-cell table:formula="of:=(([.G43]/[.B$4]+[.F$4])*([.B$2]+[.B$3])+[.G43])" office:value-type="float" office:value="2.230843125" calcext:value-type="float">
            <text:p>2.23</text:p>
          </table:table-cell>
          <table:table-cell table:formula="of:=([.D43]-[.H43])/[.D43]" office:value-type="percentage" office:value="0.00851416666666675" calcext:value-type="percentage">
            <text:p>0.8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6474" calcext:value-type="float">
            <text:p>26474</text:p>
          </table:table-cell>
          <table:table-cell office:value-type="float" office:value="2.01869230182345" calcext:value-type="float">
            <text:p>2.01869230182345</text:p>
          </table:table-cell>
          <table:table-cell office:value-type="float" office:value="2.2" calcext:value-type="float">
            <text:p>2.2</text:p>
          </table:table-cell>
          <table:table-cell table:formula="of:=([.D44]/([.B$2]+[.B$3]+[.B$4])-[.F$4])*[.B$4]" office:value-type="float" office:value="0.400121756487026" calcext:value-type="float">
            <text:p>0.400</text:p>
          </table:table-cell>
          <table:table-cell table:formula="of:=[.B44]" office:value-type="float" office:value="26474" calcext:value-type="float">
            <text:p>26474</text:p>
          </table:table-cell>
          <table:table-cell table:formula="of:=[.F$3]/[.F$2]*[.F44]" office:value-type="float" office:value="0.403961181640625" calcext:value-type="float">
            <text:p>0.404</text:p>
          </table:table-cell>
          <table:table-cell table:formula="of:=(([.G44]/[.B$4]+[.F$4])*([.B$2]+[.B$3])+[.G44])" office:value-type="float" office:value="2.18023552001953" calcext:value-type="float">
            <text:p>2.18</text:p>
          </table:table-cell>
          <table:table-cell table:formula="of:=([.D44]-[.H44])/[.D44]" office:value-type="percentage" office:value="0.00898385453657684" calcext:value-type="percentage">
            <text:p>0.90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5800" calcext:value-type="float">
            <text:p>25800</text:p>
          </table:table-cell>
          <table:table-cell office:value-type="float" office:value="1.96986343175402" calcext:value-type="float">
            <text:p>1.96986343175402</text:p>
          </table:table-cell>
          <table:table-cell office:value-type="float" office:value="2.15" calcext:value-type="float">
            <text:p>2.15</text:p>
          </table:table-cell>
          <table:table-cell table:formula="of:=([.D45]/([.B$2]+[.B$3]+[.B$4])-[.F$4])*[.B$4]" office:value-type="float" office:value="0.390141716566866" calcext:value-type="float">
            <text:p>0.390</text:p>
          </table:table-cell>
          <table:table-cell table:formula="of:=[.B45]" office:value-type="float" office:value="25800" calcext:value-type="float">
            <text:p>25800</text:p>
          </table:table-cell>
          <table:table-cell table:formula="of:=[.F$3]/[.F$2]*[.F45]" office:value-type="float" office:value="0.3936767578125" calcext:value-type="float">
            <text:p>0.394</text:p>
          </table:table-cell>
          <table:table-cell table:formula="of:=(([.G45]/[.B$4]+[.F$4])*([.B$2]+[.B$3])+[.G45])" office:value-type="float" office:value="2.12871055664062" calcext:value-type="float">
            <text:p>2.13</text:p>
          </table:table-cell>
          <table:table-cell table:formula="of:=([.D45]-[.H45])/[.D45]" office:value-type="percentage" office:value="0.00990206667877902" calcext:value-type="percentage">
            <text:p>0.99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5111" calcext:value-type="float">
            <text:p>25111</text:p>
          </table:table-cell>
          <table:table-cell office:value-type="float" office:value="1.91599908445869" calcext:value-type="float">
            <text:p>1.91599908445869</text:p>
          </table:table-cell>
          <table:table-cell office:value-type="float" office:value="2.1" calcext:value-type="float">
            <text:p>2.1</text:p>
          </table:table-cell>
          <table:table-cell table:formula="of:=([.D46]/([.B$2]+[.B$3]+[.B$4])-[.F$4])*[.B$4]" office:value-type="float" office:value="0.380161676646707" calcext:value-type="float">
            <text:p>0.380</text:p>
          </table:table-cell>
          <table:table-cell table:formula="of:=[.B46]" office:value-type="float" office:value="25111" calcext:value-type="float">
            <text:p>25111</text:p>
          </table:table-cell>
          <table:table-cell table:formula="of:=[.F$3]/[.F$2]*[.F46]" office:value-type="float" office:value="0.383163452148437" calcext:value-type="float">
            <text:p>0.383</text:p>
          </table:table-cell>
          <table:table-cell table:formula="of:=(([.G46]/[.B$4]+[.F$4])*([.B$2]+[.B$3])+[.G46])" office:value-type="float" office:value="2.07603889526367" calcext:value-type="float">
            <text:p>2.08</text:p>
          </table:table-cell>
          <table:table-cell table:formula="of:=([.D46]-[.H46])/[.D46]" office:value-type="percentage" office:value="0.0114100498744421" calcext:value-type="percentage">
            <text:p>1.14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4701" calcext:value-type="float">
            <text:p>24701</text:p>
          </table:table-cell>
          <table:table-cell office:value-type="float" office:value="1.88303959716182" calcext:value-type="float">
            <text:p>1.88303959716182</text:p>
          </table:table-cell>
          <table:table-cell office:value-type="float" office:value="2.05" calcext:value-type="float">
            <text:p>2.05</text:p>
          </table:table-cell>
          <table:table-cell table:formula="of:=([.D47]/([.B$2]+[.B$3]+[.B$4])-[.F$4])*[.B$4]" office:value-type="float" office:value="0.370181636726547" calcext:value-type="float">
            <text:p>0.370</text:p>
          </table:table-cell>
          <table:table-cell table:formula="of:=[.B47]" office:value-type="float" office:value="24701" calcext:value-type="float">
            <text:p>24701</text:p>
          </table:table-cell>
          <table:table-cell table:formula="of:=[.F$3]/[.F$2]*[.F47]" office:value-type="float" office:value="0.376907348632812" calcext:value-type="float">
            <text:p>0.377</text:p>
          </table:table-cell>
          <table:table-cell table:formula="of:=(([.G47]/[.B$4]+[.F$4])*([.B$2]+[.B$3])+[.G47])" office:value-type="float" office:value="2.04469581665039" calcext:value-type="float">
            <text:p>2.04</text:p>
          </table:table-cell>
          <table:table-cell table:formula="of:=([.D47]-[.H47])/[.D47]" office:value-type="percentage" office:value="0.0025874065120044" calcext:value-type="percentage">
            <text:p>0.2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032" calcext:value-type="float">
            <text:p>24032</text:p>
          </table:table-cell>
          <table:table-cell office:value-type="float" office:value="1.83123521782254" calcext:value-type="float">
            <text:p>1.83123521782254</text:p>
          </table:table-cell>
          <table:table-cell office:value-type="float" office:value="2" calcext:value-type="float">
            <text:p>2</text:p>
          </table:table-cell>
          <table:table-cell table:formula="of:=([.D48]/([.B$2]+[.B$3]+[.B$4])-[.F$4])*[.B$4]" office:value-type="float" office:value="0.360201596806387" calcext:value-type="float">
            <text:p>0.360</text:p>
          </table:table-cell>
          <table:table-cell table:formula="of:=[.B48]" office:value-type="float" office:value="24032" calcext:value-type="float">
            <text:p>24032</text:p>
          </table:table-cell>
          <table:table-cell table:formula="of:=[.F$3]/[.F$2]*[.F48]" office:value-type="float" office:value="0.36669921875" calcext:value-type="float">
            <text:p>0.367</text:p>
          </table:table-cell>
          <table:table-cell table:formula="of:=(([.G48]/[.B$4]+[.F$4])*([.B$2]+[.B$3])+[.G48])" office:value-type="float" office:value="1.9935530859375" calcext:value-type="float">
            <text:p>1.99</text:p>
          </table:table-cell>
          <table:table-cell table:formula="of:=([.D48]-[.H48])/[.D48]" office:value-type="percentage" office:value="0.00322345703124993" calcext:value-type="percentage">
            <text:p>0.3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3377" calcext:value-type="float">
            <text:p>23377</text:p>
          </table:table-cell>
          <table:table-cell office:value-type="float" office:value="1.78255893797208" calcext:value-type="float">
            <text:p>1.78255893797208</text:p>
          </table:table-cell>
          <table:table-cell office:value-type="float" office:value="1.95" calcext:value-type="float">
            <text:p>1.95</text:p>
          </table:table-cell>
          <table:table-cell table:formula="of:=([.D49]/([.B$2]+[.B$3]+[.B$4])-[.F$4])*[.B$4]" office:value-type="float" office:value="0.350221556886228" calcext:value-type="float">
            <text:p>0.350</text:p>
          </table:table-cell>
          <table:table-cell table:formula="of:=[.B49]" office:value-type="float" office:value="23377" calcext:value-type="float">
            <text:p>23377</text:p>
          </table:table-cell>
          <table:table-cell table:formula="of:=[.F$3]/[.F$2]*[.F49]" office:value-type="float" office:value="0.356704711914062" calcext:value-type="float">
            <text:p>0.357</text:p>
          </table:table-cell>
          <table:table-cell table:formula="of:=(([.G49]/[.B$4]+[.F$4])*([.B$2]+[.B$3])+[.G49])" office:value-type="float" office:value="1.94348060668945" calcext:value-type="float">
            <text:p>1.94</text:p>
          </table:table-cell>
          <table:table-cell table:formula="of:=([.D49]-[.H49])/[.D49]" office:value-type="percentage" office:value="0.00334327862079331" calcext:value-type="percentage">
            <text:p>0.33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2725" calcext:value-type="float">
            <text:p>22725</text:p>
          </table:table-cell>
          <table:table-cell office:value-type="float" office:value="1.73449301899748" calcext:value-type="float">
            <text:p>1.73449301899748</text:p>
          </table:table-cell>
          <table:table-cell office:value-type="float" office:value="1.9" calcext:value-type="float">
            <text:p>1.9</text:p>
          </table:table-cell>
          <table:table-cell table:formula="of:=([.D50]/([.B$2]+[.B$3]+[.B$4])-[.F$4])*[.B$4]" office:value-type="float" office:value="0.340241516966068" calcext:value-type="float">
            <text:p>0.340</text:p>
          </table:table-cell>
          <table:table-cell table:formula="of:=[.B50]" office:value-type="float" office:value="22725" calcext:value-type="float">
            <text:p>22725</text:p>
          </table:table-cell>
          <table:table-cell table:formula="of:=[.F$3]/[.F$2]*[.F50]" office:value-type="float" office:value="0.346755981445312" calcext:value-type="float">
            <text:p>0.347</text:p>
          </table:table-cell>
          <table:table-cell table:formula="of:=(([.G50]/[.B$4]+[.F$4])*([.B$2]+[.B$3])+[.G50])" office:value-type="float" office:value="1.89363746704102" calcext:value-type="float">
            <text:p>1.89</text:p>
          </table:table-cell>
          <table:table-cell table:formula="of:=([.D50]-[.H50])/[.D50]" office:value-type="percentage" office:value="0.00334870155736014" calcext:value-type="percentage">
            <text:p>0.33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086" calcext:value-type="float">
            <text:p>22086</text:p>
          </table:table-cell>
          <table:table-cell office:value-type="float" office:value="1.68368047608148" calcext:value-type="float">
            <text:p>1.68368047608148</text:p>
          </table:table-cell>
          <table:table-cell office:value-type="float" office:value="1.85" calcext:value-type="float">
            <text:p>1.85</text:p>
          </table:table-cell>
          <table:table-cell table:formula="of:=([.D51]/([.B$2]+[.B$3]+[.B$4])-[.F$4])*[.B$4]" office:value-type="float" office:value="0.330261477045908" calcext:value-type="float">
            <text:p>0.330</text:p>
          </table:table-cell>
          <table:table-cell table:formula="of:=[.B51]" office:value-type="float" office:value="22086" calcext:value-type="float">
            <text:p>22086</text:p>
          </table:table-cell>
          <table:table-cell table:formula="of:=[.F$3]/[.F$2]*[.F51]" office:value-type="float" office:value="0.337005615234375" calcext:value-type="float">
            <text:p>0.337</text:p>
          </table:table-cell>
          <table:table-cell table:formula="of:=(([.G51]/[.B$4]+[.F$4])*([.B$2]+[.B$3])+[.G51])" office:value-type="float" office:value="1.84478813232422" calcext:value-type="float">
            <text:p>1.84</text:p>
          </table:table-cell>
          <table:table-cell table:formula="of:=([.D51]-[.H51])/[.D51]" office:value-type="percentage" office:value="0.00281722577069271" calcext:value-type="percentage">
            <text:p>0.28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430" calcext:value-type="float">
            <text:p>21430</text:p>
          </table:table-cell>
          <table:table-cell office:value-type="float" office:value="1.63622491798276" calcext:value-type="float">
            <text:p>1.63622491798276</text:p>
          </table:table-cell>
          <table:table-cell office:value-type="float" office:value="1.8" calcext:value-type="float">
            <text:p>1.8</text:p>
          </table:table-cell>
          <table:table-cell table:formula="of:=([.D52]/([.B$2]+[.B$3]+[.B$4])-[.F$4])*[.B$4]" office:value-type="float" office:value="0.320281437125749" calcext:value-type="float">
            <text:p>0.320</text:p>
          </table:table-cell>
          <table:table-cell table:formula="of:=[.B52]" office:value-type="float" office:value="21430" calcext:value-type="float">
            <text:p>21430</text:p>
          </table:table-cell>
          <table:table-cell table:formula="of:=[.F$3]/[.F$2]*[.F52]" office:value-type="float" office:value="0.326995849609375" calcext:value-type="float">
            <text:p>0.327</text:p>
          </table:table-cell>
          <table:table-cell table:formula="of:=(([.G52]/[.B$4]+[.F$4])*([.B$2]+[.B$3])+[.G52])" office:value-type="float" office:value="1.79463920654297" calcext:value-type="float">
            <text:p>1.79</text:p>
          </table:table-cell>
          <table:table-cell table:formula="of:=([.D52]-[.H52])/[.D52]" office:value-type="percentage" office:value="0.00297821858723969" calcext:value-type="percentage">
            <text:p>0.3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762" calcext:value-type="float">
            <text:p>20762</text:p>
          </table:table-cell>
          <table:table-cell office:value-type="float" office:value="1.58358129243915" calcext:value-type="float">
            <text:p>1.58358129243915</text:p>
          </table:table-cell>
          <table:table-cell office:value-type="float" office:value="1.75" calcext:value-type="float">
            <text:p>1.75</text:p>
          </table:table-cell>
          <table:table-cell table:formula="of:=([.D53]/([.B$2]+[.B$3]+[.B$4])-[.F$4])*[.B$4]" office:value-type="float" office:value="0.310301397205589" calcext:value-type="float">
            <text:p>0.310</text:p>
          </table:table-cell>
          <table:table-cell table:formula="of:=[.B53]" office:value-type="float" office:value="20762" calcext:value-type="float">
            <text:p>20762</text:p>
          </table:table-cell>
          <table:table-cell table:formula="of:=[.F$3]/[.F$2]*[.F53]" office:value-type="float" office:value="0.316802978515625" calcext:value-type="float">
            <text:p>0.317</text:p>
          </table:table-cell>
          <table:table-cell table:formula="of:=(([.G53]/[.B$4]+[.F$4])*([.B$2]+[.B$3])+[.G53])" office:value-type="float" office:value="1.74357292236328" calcext:value-type="float">
            <text:p>1.74</text:p>
          </table:table-cell>
          <table:table-cell table:formula="of:=([.D53]-[.H53])/[.D53]" office:value-type="percentage" office:value="0.00367261579241074" calcext:value-type="percentage">
            <text:p>0.3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129" calcext:value-type="float">
            <text:p>20129</text:p>
          </table:table-cell>
          <table:table-cell office:value-type="float" office:value="1.53513389791714" calcext:value-type="float">
            <text:p>1.53513389791714</text:p>
          </table:table-cell>
          <table:table-cell office:value-type="float" office:value="1.7" calcext:value-type="float">
            <text:p>1.7</text:p>
          </table:table-cell>
          <table:table-cell table:formula="of:=([.D54]/([.B$2]+[.B$3]+[.B$4])-[.F$4])*[.B$4]" office:value-type="float" office:value="0.300321357285429" calcext:value-type="float">
            <text:p>0.300</text:p>
          </table:table-cell>
          <table:table-cell table:formula="of:=[.B54]" office:value-type="float" office:value="20129" calcext:value-type="float">
            <text:p>20129</text:p>
          </table:table-cell>
          <table:table-cell table:formula="of:=[.F$3]/[.F$2]*[.F54]" office:value-type="float" office:value="0.307144165039062" calcext:value-type="float">
            <text:p>0.307</text:p>
          </table:table-cell>
          <table:table-cell table:formula="of:=(([.G54]/[.B$4]+[.F$4])*([.B$2]+[.B$3])+[.G54])" office:value-type="float" office:value="1.6951822668457" calcext:value-type="float">
            <text:p>1.70</text:p>
          </table:table-cell>
          <table:table-cell table:formula="of:=([.D54]-[.H54])/[.D54]" office:value-type="percentage" office:value="0.00283396067899818" calcext:value-type="percentage">
            <text:p>0.28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9501" calcext:value-type="float">
            <text:p>19501</text:p>
          </table:table-cell>
          <table:table-cell office:value-type="float" office:value="1.48943312733654" calcext:value-type="float">
            <text:p>1.48943312733654</text:p>
          </table:table-cell>
          <table:table-cell office:value-type="float" office:value="1.65" calcext:value-type="float">
            <text:p>1.65</text:p>
          </table:table-cell>
          <table:table-cell table:formula="of:=([.D55]/([.B$2]+[.B$3]+[.B$4])-[.F$4])*[.B$4]" office:value-type="float" office:value="0.290341317365269" calcext:value-type="float">
            <text:p>0.290</text:p>
          </table:table-cell>
          <table:table-cell table:formula="of:=[.B55]" office:value-type="float" office:value="19501" calcext:value-type="float">
            <text:p>19501</text:p>
          </table:table-cell>
          <table:table-cell table:formula="of:=[.F$3]/[.F$2]*[.F55]" office:value-type="float" office:value="0.297561645507812" calcext:value-type="float">
            <text:p>0.298</text:p>
          </table:table-cell>
          <table:table-cell table:formula="of:=(([.G55]/[.B$4]+[.F$4])*([.B$2]+[.B$3])+[.G55])" office:value-type="float" office:value="1.64717384399414" calcext:value-type="float">
            <text:p>1.65</text:p>
          </table:table-cell>
          <table:table-cell table:formula="of:=([.D55]-[.H55])/[.D55]" office:value-type="percentage" office:value="0.0017128218217328" calcext:value-type="percentage">
            <text:p>0.17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835" calcext:value-type="float">
            <text:p>18835</text:p>
          </table:table-cell>
          <table:table-cell office:value-type="float" office:value="1.4383154039826" calcext:value-type="float">
            <text:p>1.4383154039826</text:p>
          </table:table-cell>
          <table:table-cell office:value-type="float" office:value="1.6" calcext:value-type="float">
            <text:p>1.6</text:p>
          </table:table-cell>
          <table:table-cell table:formula="of:=([.D56]/([.B$2]+[.B$3]+[.B$4])-[.F$4])*[.B$4]" office:value-type="float" office:value="0.28036127744511" calcext:value-type="float">
            <text:p>0.280</text:p>
          </table:table-cell>
          <table:table-cell table:formula="of:=[.B56]" office:value-type="float" office:value="18835" calcext:value-type="float">
            <text:p>18835</text:p>
          </table:table-cell>
          <table:table-cell table:formula="of:=[.F$3]/[.F$2]*[.F56]" office:value-type="float" office:value="0.287399291992187" calcext:value-type="float">
            <text:p>0.287</text:p>
          </table:table-cell>
          <table:table-cell table:formula="of:=(([.G56]/[.B$4]+[.F$4])*([.B$2]+[.B$3])+[.G56])" office:value-type="float" office:value="1.59626045288086" calcext:value-type="float">
            <text:p>1.60</text:p>
          </table:table-cell>
          <table:table-cell table:formula="of:=([.D56]-[.H56])/[.D56]" office:value-type="percentage" office:value="0.00233721694946301" calcext:value-type="percentage">
            <text:p>0.23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233" calcext:value-type="float">
            <text:p>18233</text:p>
          </table:table-cell>
          <table:table-cell office:value-type="float" office:value="1.38986800946059" calcext:value-type="float">
            <text:p>1.38986800946059</text:p>
          </table:table-cell>
          <table:table-cell office:value-type="float" office:value="1.55" calcext:value-type="float">
            <text:p>1.55</text:p>
          </table:table-cell>
          <table:table-cell table:formula="of:=([.D57]/([.B$2]+[.B$3]+[.B$4])-[.F$4])*[.B$4]" office:value-type="float" office:value="0.27038123752495" calcext:value-type="float">
            <text:p>0.270</text:p>
          </table:table-cell>
          <table:table-cell table:formula="of:=[.B57]" office:value-type="float" office:value="18233" calcext:value-type="float">
            <text:p>18233</text:p>
          </table:table-cell>
          <table:table-cell table:formula="of:=[.F$3]/[.F$2]*[.F57]" office:value-type="float" office:value="0.278213500976562" calcext:value-type="float">
            <text:p>0.278</text:p>
          </table:table-cell>
          <table:table-cell table:formula="of:=(([.G57]/[.B$4]+[.F$4])*([.B$2]+[.B$3])+[.G57])" office:value-type="float" office:value="1.55023963989258" calcext:value-type="float">
            <text:p>1.55</text:p>
          </table:table-cell>
          <table:table-cell table:formula="of:=([.D57]-[.H57])/[.D57]" office:value-type="percentage" office:value="-0.000154606382308475" calcext:value-type="percentage">
            <text:p>-0.02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548" calcext:value-type="float">
            <text:p>17548</text:p>
          </table:table-cell>
          <table:table-cell office:value-type="float" office:value="1.3422598611429" calcext:value-type="float">
            <text:p>1.3422598611429</text:p>
          </table:table-cell>
          <table:table-cell office:value-type="float" office:value="1.5" calcext:value-type="float">
            <text:p>1.5</text:p>
          </table:table-cell>
          <table:table-cell table:formula="of:=([.D58]/([.B$2]+[.B$3]+[.B$4])-[.F$4])*[.B$4]" office:value-type="float" office:value="0.26040119760479" calcext:value-type="float">
            <text:p>0.260</text:p>
          </table:table-cell>
          <table:table-cell table:formula="of:=[.B58]" office:value-type="float" office:value="17548" calcext:value-type="float">
            <text:p>17548</text:p>
          </table:table-cell>
          <table:table-cell table:formula="of:=[.F$3]/[.F$2]*[.F58]" office:value-type="float" office:value="0.26776123046875" calcext:value-type="float">
            <text:p>0.268</text:p>
          </table:table-cell>
          <table:table-cell table:formula="of:=(([.G58]/[.B$4]+[.F$4])*([.B$2]+[.B$3])+[.G58])" office:value-type="float" office:value="1.49787376464844" calcext:value-type="float">
            <text:p>1.50</text:p>
          </table:table-cell>
          <table:table-cell table:formula="of:=([.D58]-[.H58])/[.D58]" office:value-type="percentage" office:value="0.00141749023437502" calcext:value-type="percentage">
            <text:p>0.14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6957" calcext:value-type="float">
            <text:p>16957</text:p>
          </table:table-cell>
          <table:table-cell office:value-type="float" office:value="1.29663538567178" calcext:value-type="float">
            <text:p>1.29663538567178</text:p>
          </table:table-cell>
          <table:table-cell office:value-type="float" office:value="1.45" calcext:value-type="float">
            <text:p>1.45</text:p>
          </table:table-cell>
          <table:table-cell table:formula="of:=([.D59]/([.B$2]+[.B$3]+[.B$4])-[.F$4])*[.B$4]" office:value-type="float" office:value="0.250421157684631" calcext:value-type="float">
            <text:p>0.250</text:p>
          </table:table-cell>
          <table:table-cell table:formula="of:=[.B59]" office:value-type="float" office:value="16957" calcext:value-type="float">
            <text:p>16957</text:p>
          </table:table-cell>
          <table:table-cell table:formula="of:=[.F$3]/[.F$2]*[.F59]" office:value-type="float" office:value="0.258743286132812" calcext:value-type="float">
            <text:p>0.259</text:p>
          </table:table-cell>
          <table:table-cell table:formula="of:=(([.G59]/[.B$4]+[.F$4])*([.B$2]+[.B$3])+[.G59])" office:value-type="float" office:value="1.45269386352539" calcext:value-type="float">
            <text:p>1.45</text:p>
          </table:table-cell>
          <table:table-cell table:formula="of:=([.D59]-[.H59])/[.D59]" office:value-type="percentage" office:value="-0.00185783691406247" calcext:value-type="percentage">
            <text:p>-0.19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6360" calcext:value-type="float">
            <text:p>16360</text:p>
          </table:table-cell>
          <table:table-cell office:value-type="float" office:value="1.247119859617" calcext:value-type="float">
            <text:p>1.247119859617</text:p>
          </table:table-cell>
          <table:table-cell office:value-type="float" office:value="1.4" calcext:value-type="float">
            <text:p>1.4</text:p>
          </table:table-cell>
          <table:table-cell table:formula="of:=([.D60]/([.B$2]+[.B$3]+[.B$4])-[.F$4])*[.B$4]" office:value-type="float" office:value="0.240441117764471" calcext:value-type="float">
            <text:p>0.240</text:p>
          </table:table-cell>
          <table:table-cell table:formula="of:=[.B60]" office:value-type="float" office:value="16360" calcext:value-type="float">
            <text:p>16360</text:p>
          </table:table-cell>
          <table:table-cell table:formula="of:=[.F$3]/[.F$2]*[.F60]" office:value-type="float" office:value="0.2496337890625" calcext:value-type="float">
            <text:p>0.250</text:p>
          </table:table-cell>
          <table:table-cell table:formula="of:=(([.G60]/[.B$4]+[.F$4])*([.B$2]+[.B$3])+[.G60])" office:value-type="float" office:value="1.40705528320313" calcext:value-type="float">
            <text:p>1.41</text:p>
          </table:table-cell>
          <table:table-cell table:formula="of:=([.D60]-[.H60])/[.D60]" office:value-type="percentage" office:value="-0.00503948800223213" calcext:value-type="percentage">
            <text:p>-0.50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728" calcext:value-type="float">
            <text:p>15728</text:p>
          </table:table-cell>
          <table:table-cell office:value-type="float" office:value="1.1958495460441" calcext:value-type="float">
            <text:p>1.1958495460441</text:p>
          </table:table-cell>
          <table:table-cell office:value-type="float" office:value="1.35" calcext:value-type="float">
            <text:p>1.35</text:p>
          </table:table-cell>
          <table:table-cell table:formula="of:=([.D61]/([.B$2]+[.B$3]+[.B$4])-[.F$4])*[.B$4]" office:value-type="float" office:value="0.230461077844311" calcext:value-type="float">
            <text:p>0.230</text:p>
          </table:table-cell>
          <table:table-cell table:formula="of:=[.B61]" office:value-type="float" office:value="15728" calcext:value-type="float">
            <text:p>15728</text:p>
          </table:table-cell>
          <table:table-cell table:formula="of:=[.F$3]/[.F$2]*[.F61]" office:value-type="float" office:value="0.239990234375" calcext:value-type="float">
            <text:p>0.240</text:p>
          </table:table-cell>
          <table:table-cell table:formula="of:=(([.G61]/[.B$4]+[.F$4])*([.B$2]+[.B$3])+[.G61])" office:value-type="float" office:value="1.35874107421875" calcext:value-type="float">
            <text:p>1.36</text:p>
          </table:table-cell>
          <table:table-cell table:formula="of:=([.D61]-[.H61])/[.D61]" office:value-type="percentage" office:value="-0.00647486979166661" calcext:value-type="percentage">
            <text:p>-0.65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083" calcext:value-type="float">
            <text:p>15083</text:p>
          </table:table-cell>
          <table:table-cell office:value-type="float" office:value="1.15175097276265" calcext:value-type="float">
            <text:p>1.15175097276265</text:p>
          </table:table-cell>
          <table:table-cell office:value-type="float" office:value="1.3" calcext:value-type="float">
            <text:p>1.3</text:p>
          </table:table-cell>
          <table:table-cell table:formula="of:=([.D62]/([.B$2]+[.B$3]+[.B$4])-[.F$4])*[.B$4]" office:value-type="float" office:value="0.220481037924152" calcext:value-type="float">
            <text:p>0.220</text:p>
          </table:table-cell>
          <table:table-cell table:formula="of:=[.B62]" office:value-type="float" office:value="15083" calcext:value-type="float">
            <text:p>15083</text:p>
          </table:table-cell>
          <table:table-cell table:formula="of:=[.F$3]/[.F$2]*[.F62]" office:value-type="float" office:value="0.230148315429687" calcext:value-type="float">
            <text:p>0.230</text:p>
          </table:table-cell>
          <table:table-cell table:formula="of:=(([.G62]/[.B$4]+[.F$4])*([.B$2]+[.B$3])+[.G62])" office:value-type="float" office:value="1.30943306030273" calcext:value-type="float">
            <text:p>1.31</text:p>
          </table:table-cell>
          <table:table-cell table:formula="of:=([.D62]-[.H62])/[.D62]" office:value-type="percentage" office:value="-0.0072562002328726" calcext:value-type="percentage">
            <text:p>-0.73%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4541" calcext:value-type="float">
            <text:p>14541</text:p>
          </table:table-cell>
          <table:table-cell office:value-type="float" office:value="1.10925459678035" calcext:value-type="float">
            <text:p>1.10925459678035</text:p>
          </table:table-cell>
          <table:table-cell office:value-type="float" office:value="1.25" calcext:value-type="float">
            <text:p>1.25</text:p>
          </table:table-cell>
          <table:table-cell table:formula="of:=([.D63]/([.B$2]+[.B$3]+[.B$4])-[.F$4])*[.B$4]" office:value-type="float" office:value="0.210500998003992" calcext:value-type="float">
            <text:p>0.211</text:p>
          </table:table-cell>
          <table:table-cell table:formula="of:=[.B63]" office:value-type="float" office:value="14541" calcext:value-type="float">
            <text:p>14541</text:p>
          </table:table-cell>
          <table:table-cell table:formula="of:=[.F$3]/[.F$2]*[.F63]" office:value-type="float" office:value="0.221878051757812" calcext:value-type="float">
            <text:p>0.222</text:p>
          </table:table-cell>
          <table:table-cell table:formula="of:=(([.G63]/[.B$4]+[.F$4])*([.B$2]+[.B$3])+[.G63])" office:value-type="float" office:value="1.26799903930664" calcext:value-type="float">
            <text:p>1.27</text:p>
          </table:table-cell>
          <table:table-cell table:formula="of:=([.D63]-[.H63])/[.D63]" office:value-type="percentage" office:value="-0.0143992314453126" calcext:value-type="percentage">
            <text:p>-1.44%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942" calcext:value-type="float">
            <text:p>13942</text:p>
          </table:table-cell>
          <table:table-cell office:value-type="float" office:value="1.06248569466697" calcext:value-type="float">
            <text:p>1.06248569466697</text:p>
          </table:table-cell>
          <table:table-cell office:value-type="float" office:value="1.2" calcext:value-type="float">
            <text:p>1.2</text:p>
          </table:table-cell>
          <table:table-cell table:formula="of:=([.D64]/([.B$2]+[.B$3]+[.B$4])-[.F$4])*[.B$4]" office:value-type="float" office:value="0.200520958083832" calcext:value-type="float">
            <text:p>0.201</text:p>
          </table:table-cell>
          <table:table-cell table:formula="of:=[.B64]" office:value-type="float" office:value="13942" calcext:value-type="float">
            <text:p>13942</text:p>
          </table:table-cell>
          <table:table-cell table:formula="of:=[.F$3]/[.F$2]*[.F64]" office:value-type="float" office:value="0.212738037109375" calcext:value-type="float">
            <text:p>0.213</text:p>
          </table:table-cell>
          <table:table-cell table:formula="of:=(([.G64]/[.B$4]+[.F$4])*([.B$2]+[.B$3])+[.G64])" office:value-type="float" office:value="1.22220756591797" calcext:value-type="float">
            <text:p>1.22</text:p>
          </table:table-cell>
          <table:table-cell table:formula="of:=([.D64]-[.H64])/[.D64]" office:value-type="percentage" office:value="-0.0185063049316407" calcext:value-type="percentage">
            <text:p>-1.85%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340" calcext:value-type="float">
            <text:p>13340</text:p>
          </table:table-cell>
          <table:table-cell office:value-type="float" office:value="1.01678492408637" calcext:value-type="float">
            <text:p>1.01678492408637</text:p>
          </table:table-cell>
          <table:table-cell office:value-type="float" office:value="1.15" calcext:value-type="float">
            <text:p>1.15</text:p>
          </table:table-cell>
          <table:table-cell table:formula="of:=([.D65]/([.B$2]+[.B$3]+[.B$4])-[.F$4])*[.B$4]" office:value-type="float" office:value="0.190540918163673" calcext:value-type="float">
            <text:p>0.191</text:p>
          </table:table-cell>
          <table:table-cell table:formula="of:=[.B65]" office:value-type="float" office:value="13340" calcext:value-type="float">
            <text:p>13340</text:p>
          </table:table-cell>
          <table:table-cell table:formula="of:=[.F$3]/[.F$2]*[.F65]" office:value-type="float" office:value="0.20355224609375" calcext:value-type="float">
            <text:p>0.204</text:p>
          </table:table-cell>
          <table:table-cell table:formula="of:=(([.G65]/[.B$4]+[.F$4])*([.B$2]+[.B$3])+[.G65])" office:value-type="float" office:value="1.17618675292969" calcext:value-type="float">
            <text:p>1.18</text:p>
          </table:table-cell>
          <table:table-cell table:formula="of:=([.D65]-[.H65])/[.D65]" office:value-type="percentage" office:value="-0.0227710895040761" calcext:value-type="percentage">
            <text:p>-2.28%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709" calcext:value-type="float">
            <text:p>12709</text:p>
          </table:table-cell>
          <table:table-cell office:value-type="float" office:value="0.969787136644541" calcext:value-type="float">
            <text:p>0.969787136644541</text:p>
          </table:table-cell>
          <table:table-cell office:value-type="float" office:value="1.1" calcext:value-type="float">
            <text:p>1.1</text:p>
          </table:table-cell>
          <table:table-cell table:formula="of:=([.D66]/([.B$2]+[.B$3]+[.B$4])-[.F$4])*[.B$4]" office:value-type="float" office:value="0.180560878243513" calcext:value-type="float">
            <text:p>0.181</text:p>
          </table:table-cell>
          <table:table-cell table:formula="of:=[.B66]" office:value-type="float" office:value="12709" calcext:value-type="float">
            <text:p>12709</text:p>
          </table:table-cell>
          <table:table-cell table:formula="of:=[.F$3]/[.F$2]*[.F66]" office:value-type="float" office:value="0.193923950195313" calcext:value-type="float">
            <text:p>0.194</text:p>
          </table:table-cell>
          <table:table-cell table:formula="of:=(([.G66]/[.B$4]+[.F$4])*([.B$2]+[.B$3])+[.G66])" office:value-type="float" office:value="1.12794899047852" calcext:value-type="float">
            <text:p>1.13</text:p>
          </table:table-cell>
          <table:table-cell table:formula="of:=([.D66]-[.H66])/[.D66]" office:value-type="percentage" office:value="-0.0254081731622868" calcext:value-type="percentage">
            <text:p>-2.54%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2139" calcext:value-type="float">
            <text:p>12139</text:p>
          </table:table-cell>
          <table:table-cell office:value-type="float" office:value="0.925383382925154" calcext:value-type="float">
            <text:p>0.925383382925154</text:p>
          </table:table-cell>
          <table:table-cell office:value-type="float" office:value="1.05" calcext:value-type="float">
            <text:p>1.05</text:p>
          </table:table-cell>
          <table:table-cell table:formula="of:=([.D67]/([.B$2]+[.B$3]+[.B$4])-[.F$4])*[.B$4]" office:value-type="float" office:value="0.170580838323353" calcext:value-type="float">
            <text:p>0.171</text:p>
          </table:table-cell>
          <table:table-cell table:formula="of:=[.B67]" office:value-type="float" office:value="12139" calcext:value-type="float">
            <text:p>12139</text:p>
          </table:table-cell>
          <table:table-cell table:formula="of:=[.F$3]/[.F$2]*[.F67]" office:value-type="float" office:value="0.185226440429688" calcext:value-type="float">
            <text:p>0.185</text:p>
          </table:table-cell>
          <table:table-cell table:formula="of:=(([.G67]/[.B$4]+[.F$4])*([.B$2]+[.B$3])+[.G67])" office:value-type="float" office:value="1.08437446655273" calcext:value-type="float">
            <text:p>1.08</text:p>
          </table:table-cell>
          <table:table-cell table:formula="of:=([.D67]-[.H67])/[.D67]" office:value-type="percentage" office:value="-0.0327375871930801" calcext:value-type="percentage">
            <text:p>-3.27%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1518" calcext:value-type="float">
            <text:p>11518</text:p>
          </table:table-cell>
          <table:table-cell office:value-type="float" office:value="0.876630807965209" calcext:value-type="float">
            <text:p>0.876630807965209</text:p>
          </table:table-cell>
          <table:table-cell office:value-type="float" office:value="1" calcext:value-type="float">
            <text:p>1</text:p>
          </table:table-cell>
          <table:table-cell table:formula="of:=([.D68]/([.B$2]+[.B$3]+[.B$4])-[.F$4])*[.B$4]" office:value-type="float" office:value="0.160600798403194" calcext:value-type="float">
            <text:p>0.161</text:p>
          </table:table-cell>
          <table:table-cell table:formula="of:=[.B68]" office:value-type="float" office:value="11518" calcext:value-type="float">
            <text:p>11518</text:p>
          </table:table-cell>
          <table:table-cell table:formula="of:=[.F$3]/[.F$2]*[.F68]" office:value-type="float" office:value="0.175750732421875" calcext:value-type="float">
            <text:p>0.176</text:p>
          </table:table-cell>
          <table:table-cell table:formula="of:=(([.G68]/[.B$4]+[.F$4])*([.B$2]+[.B$3])+[.G68])" office:value-type="float" office:value="1.03690116943359" calcext:value-type="float">
            <text:p>1.04</text:p>
          </table:table-cell>
          <table:table-cell table:formula="of:=([.D68]-[.H68])/[.D68]" office:value-type="percentage" office:value="-0.0369011694335937" calcext:value-type="percentage">
            <text:p>-3.69%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0910" calcext:value-type="float">
            <text:p>10910</text:p>
          </table:table-cell>
          <table:table-cell office:value-type="float" office:value="0.833829251544976" calcext:value-type="float">
            <text:p>0.833829251544976</text:p>
          </table:table-cell>
          <table:table-cell office:value-type="float" office:value="0.95" calcext:value-type="float">
            <text:p>0.95</text:p>
          </table:table-cell>
          <table:table-cell table:formula="of:=([.D69]/([.B$2]+[.B$3]+[.B$4])-[.F$4])*[.B$4]" office:value-type="float" office:value="0.150620758483034" calcext:value-type="float">
            <text:p>0.151</text:p>
          </table:table-cell>
          <table:table-cell table:formula="of:=[.B69]" office:value-type="float" office:value="10910" calcext:value-type="float">
            <text:p>10910</text:p>
          </table:table-cell>
          <table:table-cell table:formula="of:=[.F$3]/[.F$2]*[.F69]" office:value-type="float" office:value="0.166473388671875" calcext:value-type="float">
            <text:p>0.166</text:p>
          </table:table-cell>
          <table:table-cell table:formula="of:=(([.G69]/[.B$4]+[.F$4])*([.B$2]+[.B$3])+[.G69])" office:value-type="float" office:value="0.990421677246094" calcext:value-type="float">
            <text:p>0.99</text:p>
          </table:table-cell>
          <table:table-cell table:formula="of:=([.D69]-[.H69])/[.D69]" office:value-type="percentage" office:value="-0.0425491339432565" calcext:value-type="percentage">
            <text:p>-4.25%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311" calcext:value-type="float">
            <text:p>10311</text:p>
          </table:table-cell>
          <table:table-cell office:value-type="float" office:value="0.787594415197986" calcext:value-type="float">
            <text:p>0.787594415197986</text:p>
          </table:table-cell>
          <table:table-cell office:value-type="float" office:value="0.9" calcext:value-type="float">
            <text:p>0.9</text:p>
          </table:table-cell>
          <table:table-cell table:formula="of:=([.D70]/([.B$2]+[.B$3]+[.B$4])-[.F$4])*[.B$4]" office:value-type="float" office:value="0.140640718562874" calcext:value-type="float">
            <text:p>0.141</text:p>
          </table:table-cell>
          <table:table-cell table:formula="of:=[.B70]" office:value-type="float" office:value="10311" calcext:value-type="float">
            <text:p>10311</text:p>
          </table:table-cell>
          <table:table-cell table:formula="of:=[.F$3]/[.F$2]*[.F70]" office:value-type="float" office:value="0.157333374023438" calcext:value-type="float">
            <text:p>0.157</text:p>
          </table:table-cell>
          <table:table-cell table:formula="of:=(([.G70]/[.B$4]+[.F$4])*([.B$2]+[.B$3])+[.G70])" office:value-type="float" office:value="0.944630203857422" calcext:value-type="float">
            <text:p>0.94</text:p>
          </table:table-cell>
          <table:table-cell table:formula="of:=([.D70]-[.H70])/[.D70]" office:value-type="percentage" office:value="-0.0495891153971354" calcext:value-type="percentage">
            <text:p>-4.96%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46" calcext:value-type="float">
            <text:p>9746</text:p>
          </table:table-cell>
          <table:table-cell office:value-type="float" office:value="0.741130693522545" calcext:value-type="float">
            <text:p>0.741130693522545</text:p>
          </table:table-cell>
          <table:table-cell office:value-type="float" office:value="0.85" calcext:value-type="float">
            <text:p>0.85</text:p>
          </table:table-cell>
          <table:table-cell table:formula="of:=([.D71]/([.B$2]+[.B$3]+[.B$4])-[.F$4])*[.B$4]" office:value-type="float" office:value="0.130660678642715" calcext:value-type="float">
            <text:p>0.131</text:p>
          </table:table-cell>
          <table:table-cell table:formula="of:=[.B71]" office:value-type="float" office:value="9746" calcext:value-type="float">
            <text:p>9746</text:p>
          </table:table-cell>
          <table:table-cell table:formula="of:=[.F$3]/[.F$2]*[.F71]" office:value-type="float" office:value="0.148712158203125" calcext:value-type="float">
            <text:p>0.149</text:p>
          </table:table-cell>
          <table:table-cell table:formula="of:=(([.G71]/[.B$4]+[.F$4])*([.B$2]+[.B$3])+[.G71])" office:value-type="float" office:value="0.901437912597656" calcext:value-type="float">
            <text:p>0.90</text:p>
          </table:table-cell>
          <table:table-cell table:formula="of:=([.D71]-[.H71])/[.D71]" office:value-type="percentage" office:value="-0.0605151912913603" calcext:value-type="percentage">
            <text:p>-6.05%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131" calcext:value-type="float">
            <text:p>9131</text:p>
          </table:table-cell>
          <table:table-cell office:value-type="float" office:value="0.699778744182498" calcext:value-type="float">
            <text:p>0.699778744182498</text:p>
          </table:table-cell>
          <table:table-cell office:value-type="float" office:value="0.8" calcext:value-type="float">
            <text:p>0.8</text:p>
          </table:table-cell>
          <table:table-cell table:formula="of:=([.D72]/([.B$2]+[.B$3]+[.B$4])-[.F$4])*[.B$4]" office:value-type="float" office:value="0.120680638722555" calcext:value-type="float">
            <text:p>0.121</text:p>
          </table:table-cell>
          <table:table-cell table:formula="of:=[.B72]" office:value-type="float" office:value="9131" calcext:value-type="float">
            <text:p>9131</text:p>
          </table:table-cell>
          <table:table-cell table:formula="of:=[.F$3]/[.F$2]*[.F72]" office:value-type="float" office:value="0.139328002929688" calcext:value-type="float">
            <text:p>0.139</text:p>
          </table:table-cell>
          <table:table-cell table:formula="of:=(([.G72]/[.B$4]+[.F$4])*([.B$2]+[.B$3])+[.G72])" office:value-type="float" office:value="0.854423294677734" calcext:value-type="float">
            <text:p>0.85</text:p>
          </table:table-cell>
          <table:table-cell table:formula="of:=([.D72]-[.H72])/[.D72]" office:value-type="percentage" office:value="-0.0680291183471679" calcext:value-type="percentage">
            <text:p>-6.80%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591" calcext:value-type="float">
            <text:p>8591</text:p>
          </table:table-cell>
          <table:table-cell office:value-type="float" office:value="0.653772793163958" calcext:value-type="float">
            <text:p>0.653772793163958</text:p>
          </table:table-cell>
          <table:table-cell office:value-type="float" office:value="0.75" calcext:value-type="float">
            <text:p>0.75</text:p>
          </table:table-cell>
          <table:table-cell table:formula="of:=([.D73]/([.B$2]+[.B$3]+[.B$4])-[.F$4])*[.B$4]" office:value-type="float" office:value="0.110700598802395" calcext:value-type="float">
            <text:p>0.111</text:p>
          </table:table-cell>
          <table:table-cell table:formula="of:=[.B73]" office:value-type="float" office:value="8591" calcext:value-type="float">
            <text:p>8591</text:p>
          </table:table-cell>
          <table:table-cell table:formula="of:=[.F$3]/[.F$2]*[.F73]" office:value-type="float" office:value="0.131088256835938" calcext:value-type="float">
            <text:p>0.131</text:p>
          </table:table-cell>
          <table:table-cell table:formula="of:=(([.G73]/[.B$4]+[.F$4])*([.B$2]+[.B$3])+[.G73])" office:value-type="float" office:value="0.813142166748047" calcext:value-type="float">
            <text:p>0.81</text:p>
          </table:table-cell>
          <table:table-cell table:formula="of:=([.D73]-[.H73])/[.D73]" office:value-type="percentage" office:value="-0.0841895556640625" calcext:value-type="percentage">
            <text:p>-8.42%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974" calcext:value-type="float">
            <text:p>7974</text:p>
          </table:table-cell>
          <table:table-cell office:value-type="float" office:value="0.607919432364385" calcext:value-type="float">
            <text:p>0.607919432364385</text:p>
          </table:table-cell>
          <table:table-cell office:value-type="float" office:value="0.7" calcext:value-type="float">
            <text:p>0.7</text:p>
          </table:table-cell>
          <table:table-cell table:formula="of:=([.D74]/([.B$2]+[.B$3]+[.B$4])-[.F$4])*[.B$4]" office:value-type="float" office:value="0.100720558882236" calcext:value-type="float">
            <text:p>0.101</text:p>
          </table:table-cell>
          <table:table-cell table:formula="of:=[.B74]" office:value-type="float" office:value="7974" calcext:value-type="float">
            <text:p>7974</text:p>
          </table:table-cell>
          <table:table-cell table:formula="of:=[.F$3]/[.F$2]*[.F74]" office:value-type="float" office:value="0.121673583984375" calcext:value-type="float">
            <text:p>0.122</text:p>
          </table:table-cell>
          <table:table-cell table:formula="of:=(([.G74]/[.B$4]+[.F$4])*([.B$2]+[.B$3])+[.G74])" office:value-type="float" office:value="0.765974655761719" calcext:value-type="float">
            <text:p>0.77</text:p>
          </table:table-cell>
          <table:table-cell table:formula="of:=([.D74]-[.H74])/[.D74]" office:value-type="percentage" office:value="-0.0942495082310267" calcext:value-type="percentage">
            <text:p>-9.42%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424" calcext:value-type="float">
            <text:p>7424</text:p>
          </table:table-cell>
          <table:table-cell office:value-type="float" office:value="0.567330434119173" calcext:value-type="float">
            <text:p>0.567330434119173</text:p>
          </table:table-cell>
          <table:table-cell office:value-type="float" office:value="0.65" calcext:value-type="float">
            <text:p>0.65</text:p>
          </table:table-cell>
          <table:table-cell table:formula="of:=([.D75]/([.B$2]+[.B$3]+[.B$4])-[.F$4])*[.B$4]" office:value-type="float" office:value="0.0907405189620759" calcext:value-type="float">
            <text:p>0.091</text:p>
          </table:table-cell>
          <table:table-cell table:formula="of:=[.B75]" office:value-type="float" office:value="7424" calcext:value-type="float">
            <text:p>7424</text:p>
          </table:table-cell>
          <table:table-cell table:formula="of:=[.F$3]/[.F$2]*[.F75]" office:value-type="float" office:value="0.11328125" calcext:value-type="float">
            <text:p>0.113</text:p>
          </table:table-cell>
          <table:table-cell table:formula="of:=(([.G75]/[.B$4]+[.F$4])*([.B$2]+[.B$3])+[.G75])" office:value-type="float" office:value="0.7239290625" calcext:value-type="float">
            <text:p>0.72</text:p>
          </table:table-cell>
          <table:table-cell table:formula="of:=([.D75]-[.H75])/[.D75]" office:value-type="percentage" office:value="-0.113737019230769" calcext:value-type="percentage">
            <text:p>-11.37%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840" calcext:value-type="float">
            <text:p>6840</text:p>
          </table:table-cell>
          <table:table-cell office:value-type="float" office:value="0.522316319523918" calcext:value-type="float">
            <text:p>0.522316319523918</text:p>
          </table:table-cell>
          <table:table-cell office:value-type="float" office:value="0.6" calcext:value-type="float">
            <text:p>0.6</text:p>
          </table:table-cell>
          <table:table-cell table:formula="of:=([.D76]/([.B$2]+[.B$3]+[.B$4])-[.F$4])*[.B$4]" office:value-type="float" office:value="0.0807604790419162" calcext:value-type="float">
            <text:p>0.081</text:p>
          </table:table-cell>
          <table:table-cell table:formula="of:=[.B76]" office:value-type="float" office:value="6840" calcext:value-type="float">
            <text:p>6840</text:p>
          </table:table-cell>
          <table:table-cell table:formula="of:=[.F$3]/[.F$2]*[.F76]" office:value-type="float" office:value="0.1043701171875" calcext:value-type="float">
            <text:p>0.104</text:p>
          </table:table-cell>
          <table:table-cell table:formula="of:=(([.G76]/[.B$4]+[.F$4])*([.B$2]+[.B$3])+[.G76])" office:value-type="float" office:value="0.679284287109375" calcext:value-type="float">
            <text:p>0.68</text:p>
          </table:table-cell>
          <table:table-cell table:formula="of:=([.D76]-[.H76])/[.D76]" office:value-type="percentage" office:value="-0.132140478515625" calcext:value-type="percentage">
            <text:p>-13.21%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291" calcext:value-type="float">
            <text:p>6291</text:p>
          </table:table-cell>
          <table:table-cell office:value-type="float" office:value="0.478294041351949" calcext:value-type="float">
            <text:p>0.478294041351949</text:p>
          </table:table-cell>
          <table:table-cell office:value-type="float" office:value="0.55" calcext:value-type="float">
            <text:p>0.55</text:p>
          </table:table-cell>
          <table:table-cell table:formula="of:=([.D77]/([.B$2]+[.B$3]+[.B$4])-[.F$4])*[.B$4]" office:value-type="float" office:value="0.0707804391217565" calcext:value-type="float">
            <text:p>0.071</text:p>
          </table:table-cell>
          <table:table-cell table:formula="of:=[.B77]" office:value-type="float" office:value="6291" calcext:value-type="float">
            <text:p>6291</text:p>
          </table:table-cell>
          <table:table-cell table:formula="of:=[.F$3]/[.F$2]*[.F77]" office:value-type="float" office:value="0.0959930419921875" calcext:value-type="float">
            <text:p>0.096</text:p>
          </table:table-cell>
          <table:table-cell table:formula="of:=(([.G77]/[.B$4]+[.F$4])*([.B$2]+[.B$3])+[.G77])" office:value-type="float" office:value="0.637315140380859" calcext:value-type="float">
            <text:p>0.64</text:p>
          </table:table-cell>
          <table:table-cell table:formula="of:=([.D77]-[.H77])/[.D77]" office:value-type="percentage" office:value="-0.158754800692471" calcext:value-type="percentage">
            <text:p>-15.88%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693" calcext:value-type="float">
            <text:p>5693</text:p>
          </table:table-cell>
          <table:table-cell office:value-type="float" office:value="0.436865796902419" calcext:value-type="float">
            <text:p>0.436865796902419</text:p>
          </table:table-cell>
          <table:table-cell office:value-type="float" office:value="0.5" calcext:value-type="float">
            <text:p>0.5</text:p>
          </table:table-cell>
          <table:table-cell table:formula="of:=([.D78]/([.B$2]+[.B$3]+[.B$4])-[.F$4])*[.B$4]" office:value-type="float" office:value="0.0608003992015968" calcext:value-type="float">
            <text:p>0.061</text:p>
          </table:table-cell>
          <table:table-cell table:formula="of:=[.B78]" office:value-type="float" office:value="5693" calcext:value-type="float">
            <text:p>5693</text:p>
          </table:table-cell>
          <table:table-cell table:formula="of:=[.F$3]/[.F$2]*[.F78]" office:value-type="float" office:value="0.0868682861328125" calcext:value-type="float">
            <text:p>0.087</text:p>
          </table:table-cell>
          <table:table-cell table:formula="of:=(([.G78]/[.B$4]+[.F$4])*([.B$2]+[.B$3])+[.G78])" office:value-type="float" office:value="0.591600113525391" calcext:value-type="float">
            <text:p>0.59</text:p>
          </table:table-cell>
          <table:table-cell table:formula="of:=([.D78]-[.H78])/[.D78]" office:value-type="percentage" office:value="-0.183200227050781" calcext:value-type="percentage">
            <text:p>-18.32%</text:p>
          </table:table-cell>
        </table:table-row>
        <table:table-row table:style-name="ro2">
          <table:table-cell office:value-type="string" calcext:value-type="string">
            <text:p>Off </text:p>
          </table:table-cell>
          <table:table-cell office:value-type="float" office:value="257" calcext:value-type="float">
            <text:p>257</text:p>
          </table:table-cell>
          <table:table-cell office:value-type="float" office:value="0.0186160067139696" calcext:value-type="float">
            <text:p>0.0186160067139696</text:p>
          </table:table-cell>
          <table:table-cell office:value-type="float" office:value="0" calcext:value-type="float">
            <text:p>0</text:p>
          </table:table-cell>
          <table:table-cell table:formula="of:=([.D79]/([.B$2]+[.B$3]+[.B$4])-[.F$4])*[.B$4]" office:value-type="float" office:value="-0.039" calcext:value-type="float">
            <text:p>-0.039</text:p>
          </table:table-cell>
          <table:table-cell table:formula="of:=[.B79]" office:value-type="float" office:value="257" calcext:value-type="float">
            <text:p>257</text:p>
          </table:table-cell>
          <table:table-cell table:formula="of:=[.F$3]/[.F$2]*[.F79]" office:value-type="float" office:value="0.0039215087890625" calcext:value-type="float">
            <text:p>0.004</text:p>
          </table:table-cell>
          <table:table-cell table:formula="of:=(([.G79]/[.B$4]+[.F$4])*([.B$2]+[.B$3])+[.G79])" office:value-type="float" office:value="0.176036759033203" calcext:value-type="float">
            <text:p>0.18</text:p>
          </table:table-cell>
          <table:table-cell table:formula="of:=([.D79]-[.H79])/[.D79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4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s-Peter Kaps</meta:initial-creator>
    <meta:creation-date>2018-02-20T14:24:42.462183103</meta:creation-date>
    <dc:date>2023-11-11T15:14:12.814673405</dc:date>
    <meta:editing-duration>P1DT16H43M1S</meta:editing-duration>
    <meta:editing-cycles>34</meta:editing-cycles>
    <meta:generator>LibreOffice/7.3.7.2$Linux_X86_64 LibreOffice_project/30$Build-2</meta:generator>
    <meta:document-statistic meta:table-count="2" meta:cell-count="8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82cm" svg:height="14.446cm" xlink:href=".." xlink:type="simple" chart:class="chart:line" chart:style-name="ch1">
        <chart:legend chart:legend-position="end" svg:x="22.527cm" svg:y="6.672cm" style:legend-expansion="high" chart:style-name="ch2"/>
        <chart:plot-area chart:style-name="ch3" table:cell-range-address="Calibration.E13:Calibration.E79 Calibration.G13:Calibration.G79" chart:data-source-has-labels="row" svg:x="0.513cm" svg:y="0.288cm" svg:width="21.501cm" svg:height="13.87cm">
          <chart:coordinate-region svg:x="1.728cm" svg:y="0.49cm" svg:width="20.144cm" svg:height="13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ation.E15:Calibration.E79" chart:label-cell-address="Calibration.E13:Calibration.E14" chart:class="chart:line">
            <chart:data-point chart:repeated="65"/>
          </chart:series>
          <chart:series chart:style-name="ch8" chart:values-cell-range-address="Calibration.G15:Calibration.G79" chart:label-cell-address="Calibration.G13:Calibration.G14" chart:class="chart:line">
            <chart:data-point chart:repeated="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ADC input</text:p>
                <text:list>
                  <text:list-item>
                    <text:p>XADC</text:p>
                  </text:list-item>
                  <text:list-item>
                    <text:p>input</text:p>
                  </text:list-item>
                </text:list>
                <draw:g>
                  <svg:desc>Calibration.E13:Calibration.E14</svg:desc>
                </draw:g>
              </table:table-cell>
              <table:table-cell office:value-type="string">
                <text:p>converted</text:p>
                <text:list>
                  <text:list-item>
                    <text:p/>
                  </text:list-item>
                  <text:list-item>
                    <text:p>converted</text:p>
                  </text:list-item>
                </text:list>
                <draw:g>
                  <svg:desc>Calibration.G13:Calibration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9542914171657">
                <text:p>0.689542914171657</text:p>
                <draw:g>
                  <svg:desc>Calibration.E15:Calibration.E79</svg:desc>
                </draw:g>
              </table:table-cell>
              <table:table-cell office:value-type="float" office:value="0.693603515625">
                <text:p>0.693603515625</text:p>
                <draw:g>
                  <svg:desc>Calibration.G15:Calibration.G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9562874251497">
                <text:p>0.679562874251497</text:p>
              </table:table-cell>
              <table:table-cell office:value-type="float" office:value="0.683303833007813">
                <text:p>0.683303833007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582834331337">
                <text:p>0.669582834331337</text:p>
              </table:table-cell>
              <table:table-cell office:value-type="float" office:value="0.673309326171875">
                <text:p>0.67330932617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9602794411178">
                <text:p>0.659602794411178</text:p>
              </table:table-cell>
              <table:table-cell office:value-type="float" office:value="0.663253784179688">
                <text:p>0.663253784179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9622754491018">
                <text:p>0.649622754491018</text:p>
              </table:table-cell>
              <table:table-cell office:value-type="float" office:value="0.65325927734375">
                <text:p>0.65325927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9642714570858">
                <text:p>0.639642714570858</text:p>
              </table:table-cell>
              <table:table-cell office:value-type="float" office:value="0.643295288085938">
                <text:p>0.643295288085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9662674650699">
                <text:p>0.629662674650699</text:p>
              </table:table-cell>
              <table:table-cell office:value-type="float" office:value="0.633148193359375">
                <text:p>0.633148193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9682634730539">
                <text:p>0.619682634730539</text:p>
              </table:table-cell>
              <table:table-cell office:value-type="float" office:value="0.623489379882813">
                <text:p>0.623489379882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9702594810379">
                <text:p>0.609702594810379</text:p>
              </table:table-cell>
              <table:table-cell office:value-type="float" office:value="0.613311767578125">
                <text:p>0.613311767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972255489022">
                <text:p>0.59972255489022</text:p>
              </table:table-cell>
              <table:table-cell office:value-type="float" office:value="0.6029052734375">
                <text:p>0.60290527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974251497006">
                <text:p>0.58974251497006</text:p>
              </table:table-cell>
              <table:table-cell office:value-type="float" office:value="0.593185424804688">
                <text:p>0.593185424804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97624750499">
                <text:p>0.5797624750499</text:p>
              </table:table-cell>
              <table:table-cell office:value-type="float" office:value="0.58282470703125">
                <text:p>0.582824707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978243512974">
                <text:p>0.56978243512974</text:p>
              </table:table-cell>
              <table:table-cell office:value-type="float" office:value="0.573257446289063">
                <text:p>0.573257446289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9802395209581">
                <text:p>0.559802395209581</text:p>
              </table:table-cell>
              <table:table-cell office:value-type="float" office:value="0.56317138671875">
                <text:p>0.563171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9822355289421">
                <text:p>0.549822355289421</text:p>
              </table:table-cell>
              <table:table-cell office:value-type="float" office:value="0.55291748046875">
                <text:p>0.552917480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9842315369262">
                <text:p>0.539842315369262</text:p>
              </table:table-cell>
              <table:table-cell office:value-type="float" office:value="0.543243408203125">
                <text:p>0.5432434082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9862275449102">
                <text:p>0.529862275449102</text:p>
              </table:table-cell>
              <table:table-cell office:value-type="float" office:value="0.534088134765625">
                <text:p>0.5340881347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9882235528942">
                <text:p>0.519882235528942</text:p>
              </table:table-cell>
              <table:table-cell office:value-type="float" office:value="0.52435302734375">
                <text:p>0.5243530273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9902195608782">
                <text:p>0.509902195608782</text:p>
              </table:table-cell>
              <table:table-cell office:value-type="float" office:value="0.51422119140625">
                <text:p>0.514221191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9922155688623">
                <text:p>0.499922155688623</text:p>
              </table:table-cell>
              <table:table-cell office:value-type="float" office:value="0.503677368164063">
                <text:p>0.503677368164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942115768463">
                <text:p>0.489942115768463</text:p>
              </table:table-cell>
              <table:table-cell office:value-type="float" office:value="0.494171142578125">
                <text:p>0.49417114257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9962075848303">
                <text:p>0.479962075848303</text:p>
              </table:table-cell>
              <table:table-cell office:value-type="float" office:value="0.483901977539063">
                <text:p>0.483901977539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9982035928144">
                <text:p>0.469982035928144</text:p>
              </table:table-cell>
              <table:table-cell office:value-type="float" office:value="0.474136352539063">
                <text:p>0.474136352539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0001996007984">
                <text:p>0.460001996007984</text:p>
              </table:table-cell>
              <table:table-cell office:value-type="float" office:value="0.463882446289063">
                <text:p>0.463882446289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021956087825">
                <text:p>0.450021956087825</text:p>
              </table:table-cell>
              <table:table-cell office:value-type="float" office:value="0.45440673828125">
                <text:p>0.4544067382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0041916167665">
                <text:p>0.440041916167665</text:p>
              </table:table-cell>
              <table:table-cell office:value-type="float" office:value="0.443572998046875">
                <text:p>0.44357299804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0061876247505">
                <text:p>0.430061876247505</text:p>
              </table:table-cell>
              <table:table-cell office:value-type="float" office:value="0.43353271484375">
                <text:p>0.433532714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0081836327345">
                <text:p>0.420081836327345</text:p>
              </table:table-cell>
              <table:table-cell office:value-type="float" office:value="0.423446655273438">
                <text:p>0.423446655273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0101796407186">
                <text:p>0.410101796407186</text:p>
              </table:table-cell>
              <table:table-cell office:value-type="float" office:value="0.4140625">
                <text:p>0.414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0121756487026">
                <text:p>0.400121756487026</text:p>
              </table:table-cell>
              <table:table-cell office:value-type="float" office:value="0.403961181640625">
                <text:p>0.40396118164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0141716566866">
                <text:p>0.390141716566866</text:p>
              </table:table-cell>
              <table:table-cell office:value-type="float" office:value="0.3936767578125">
                <text:p>0.393676757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161676646707">
                <text:p>0.380161676646707</text:p>
              </table:table-cell>
              <table:table-cell office:value-type="float" office:value="0.383163452148437">
                <text:p>0.383163452148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0181636726547">
                <text:p>0.370181636726547</text:p>
              </table:table-cell>
              <table:table-cell office:value-type="float" office:value="0.376907348632812">
                <text:p>0.376907348632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0201596806387">
                <text:p>0.360201596806387</text:p>
              </table:table-cell>
              <table:table-cell office:value-type="float" office:value="0.36669921875">
                <text:p>0.36669921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0221556886228">
                <text:p>0.350221556886228</text:p>
              </table:table-cell>
              <table:table-cell office:value-type="float" office:value="0.356704711914062">
                <text:p>0.356704711914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0241516966068">
                <text:p>0.340241516966068</text:p>
              </table:table-cell>
              <table:table-cell office:value-type="float" office:value="0.346755981445312">
                <text:p>0.346755981445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0261477045908">
                <text:p>0.330261477045908</text:p>
              </table:table-cell>
              <table:table-cell office:value-type="float" office:value="0.337005615234375">
                <text:p>0.3370056152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0281437125749">
                <text:p>0.320281437125749</text:p>
              </table:table-cell>
              <table:table-cell office:value-type="float" office:value="0.326995849609375">
                <text:p>0.32699584960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0301397205589">
                <text:p>0.310301397205589</text:p>
              </table:table-cell>
              <table:table-cell office:value-type="float" office:value="0.316802978515625">
                <text:p>0.316802978515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0321357285429">
                <text:p>0.300321357285429</text:p>
              </table:table-cell>
              <table:table-cell office:value-type="float" office:value="0.307144165039062">
                <text:p>0.307144165039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0341317365269">
                <text:p>0.290341317365269</text:p>
              </table:table-cell>
              <table:table-cell office:value-type="float" office:value="0.297561645507812">
                <text:p>0.297561645507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036127744511">
                <text:p>0.28036127744511</text:p>
              </table:table-cell>
              <table:table-cell office:value-type="float" office:value="0.287399291992187">
                <text:p>0.287399291992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038123752495">
                <text:p>0.27038123752495</text:p>
              </table:table-cell>
              <table:table-cell office:value-type="float" office:value="0.278213500976562">
                <text:p>0.278213500976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040119760479">
                <text:p>0.26040119760479</text:p>
              </table:table-cell>
              <table:table-cell office:value-type="float" office:value="0.26776123046875">
                <text:p>0.2677612304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0421157684631">
                <text:p>0.250421157684631</text:p>
              </table:table-cell>
              <table:table-cell office:value-type="float" office:value="0.258743286132812">
                <text:p>0.258743286132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0441117764471">
                <text:p>0.240441117764471</text:p>
              </table:table-cell>
              <table:table-cell office:value-type="float" office:value="0.2496337890625">
                <text:p>0.24963378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0461077844311">
                <text:p>0.230461077844311</text:p>
              </table:table-cell>
              <table:table-cell office:value-type="float" office:value="0.239990234375">
                <text:p>0.2399902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0481037924152">
                <text:p>0.220481037924152</text:p>
              </table:table-cell>
              <table:table-cell office:value-type="float" office:value="0.230148315429687">
                <text:p>0.2301483154296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0500998003992">
                <text:p>0.210500998003992</text:p>
              </table:table-cell>
              <table:table-cell office:value-type="float" office:value="0.221878051757812">
                <text:p>0.2218780517578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520958083832">
                <text:p>0.200520958083832</text:p>
              </table:table-cell>
              <table:table-cell office:value-type="float" office:value="0.212738037109375">
                <text:p>0.21273803710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0540918163673">
                <text:p>0.190540918163673</text:p>
              </table:table-cell>
              <table:table-cell office:value-type="float" office:value="0.20355224609375">
                <text:p>0.2035522460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0560878243513">
                <text:p>0.180560878243513</text:p>
              </table:table-cell>
              <table:table-cell office:value-type="float" office:value="0.193923950195313">
                <text:p>0.1939239501953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0580838323353">
                <text:p>0.170580838323353</text:p>
              </table:table-cell>
              <table:table-cell office:value-type="float" office:value="0.185226440429688">
                <text:p>0.185226440429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0600798403194">
                <text:p>0.160600798403194</text:p>
              </table:table-cell>
              <table:table-cell office:value-type="float" office:value="0.175750732421875">
                <text:p>0.17575073242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0620758483034">
                <text:p>0.150620758483034</text:p>
              </table:table-cell>
              <table:table-cell office:value-type="float" office:value="0.166473388671875">
                <text:p>0.16647338867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640718562874">
                <text:p>0.140640718562874</text:p>
              </table:table-cell>
              <table:table-cell office:value-type="float" office:value="0.157333374023438">
                <text:p>0.157333374023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30660678642715">
                <text:p>0.130660678642715</text:p>
              </table:table-cell>
              <table:table-cell office:value-type="float" office:value="0.148712158203125">
                <text:p>0.1487121582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0680638722555">
                <text:p>0.120680638722555</text:p>
              </table:table-cell>
              <table:table-cell office:value-type="float" office:value="0.139328002929688">
                <text:p>0.139328002929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0700598802395">
                <text:p>0.110700598802395</text:p>
              </table:table-cell>
              <table:table-cell office:value-type="float" office:value="0.131088256835938">
                <text:p>0.1310882568359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0720558882236">
                <text:p>0.100720558882236</text:p>
              </table:table-cell>
              <table:table-cell office:value-type="float" office:value="0.121673583984375">
                <text:p>0.12167358398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7405189620759">
                <text:p>0.0907405189620759</text:p>
              </table:table-cell>
              <table:table-cell office:value-type="float" office:value="0.11328125">
                <text:p>0.1132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07604790419162">
                <text:p>0.0807604790419162</text:p>
              </table:table-cell>
              <table:table-cell office:value-type="float" office:value="0.1043701171875">
                <text:p>0.104370117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7804391217565">
                <text:p>0.0707804391217565</text:p>
              </table:table-cell>
              <table:table-cell office:value-type="float" office:value="0.0959930419921875">
                <text:p>0.09599304199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08003992015968">
                <text:p>0.0608003992015968</text:p>
              </table:table-cell>
              <table:table-cell office:value-type="float" office:value="0.0868682861328125">
                <text:p>0.086868286132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39">
                <text:p>-0.039</text:p>
              </table:table-cell>
              <table:table-cell office:value-type="float" office:value="0.0039215087890625">
                <text:p>0.0039215087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